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erif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erif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ND-0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00629921259842pt" style:use-optimal-column-width="true"/>
    </style:style>
    <style:style style:name="ACOL-2" style:family="table-column">
      <style:table-column-properties style:column-width="223.08661417322836pt" style:use-optimal-column-width="true"/>
    </style:style>
    <style:style style:name="ACOL-3" style:family="table-column">
      <style:table-column-properties style:column-width="249.30708661417322pt" style:use-optimal-column-width="true"/>
    </style:style>
    <style:style style:name="ACOL-4" style:family="table-column"/>
    <style:style style:name="ACOL-5" style:family="table-column">
      <style:table-column-properties style:column-width="185.24409448818895pt" style:use-optimal-column-width="true"/>
    </style:style>
    <style:style style:name="ACOL-6" style:family="table-column">
      <style:table-column-properties style:column-width="108.53858267716535pt" style:use-optimal-column-width="true"/>
    </style:style>
    <style:style style:name="ACOL-7" style:family="table-column">
      <style:table-column-properties style:column-width="111.48661417322835pt" style:use-optimal-column-width="true"/>
    </style:style>
    <style:style style:name="ACOL-8" style:family="table-column">
      <style:table-column-properties style:column-width="67.74803149606298pt" style:use-optimal-column-width="true"/>
    </style:style>
    <style:style style:name="ACOL-9" style:family="table-column">
      <style:table-column-properties style:column-width="187.4551181102362pt" style:use-optimal-column-width="true"/>
    </style:style>
    <style:style style:name="ACOL-10" style:family="table-column">
      <style:table-column-properties style:column-width="57.08976377952757pt" style:use-optimal-column-width="true"/>
    </style:style>
    <style:style style:name="AROW-1" style:family="table-row">
      <style:table-row-properties style:row-height="12.81259842519685pt" style:use-optimal-row-height="true"/>
    </style:style>
    <style:style style:name="AROW-2" style:family="table-row">
      <style:table-row-properties style:row-height="20.862992125984253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Planilha1" table:style-name="ta-0" table:print="true">
        <office:forms form:automatic-focus="false" form:apply-design-mode="false">
          <form:form/>
        </office:forms>
        <table:table-column table:default-cell-style-name="ACE-1" table:style-name="ACOL-1" table:number-columns-repeated="2"/>
        <table:table-column table:default-cell-style-name="ACE-1" table:style-name="ACOL-2"/>
        <table:table-column table:default-cell-style-name="ACE-1" table:style-name="ACOL-3" table:number-columns-repeated="2"/>
        <table:table-column table:style-name="ACOL-1" table:number-columns-repeated="2"/>
        <table:table-column table:default-cell-style-name="ACE-4" table:style-name="ACOL-1" table:number-columns-repeated="2"/>
        <table:table-column table:style-name="ACOL-0" table:number-columns-repeated="119"/>
        <table:table-row table:style-name="AROW-1">
          <table:table-cell table:style-name="ACE-0" office:value-type="string">
            <text:p>BR BAAPB – Fundo Colonial – Série Registros de Terras – Livro 4675</text:p>
          </table:table-cell>
          <table:table-cell table:number-columns-repeated="4" table:style-name="ACE-1"/>
          <table:table-cell table:number-columns-repeated="2" table:style-name="Gnumeric-default"/>
          <table:table-cell table:number-columns-repeated="2" table:style-name="ACE-4"/>
          <table:table-cell table:number-columns-repeated="119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style-name="ACE-2" office:value-type="string">
            <text:p>Folhas</text:p>
          </table:table-cell>
          <table:table-cell table:style-name="ACE-2" office:value-type="string">
            <text:p>Registro</text:p>
          </table:table-cell>
          <table:table-cell table:style-name="ACE-2" office:value-type="string">
            <text:p>Posse</text:p>
          </table:table-cell>
          <table:table-cell table:style-name="ACE-2" office:value-type="string">
            <text:p>Localidade</text:p>
          </table:table-cell>
          <table:table-cell table:style-name="ACE-2" office:value-type="string">
            <text:p>Registrante</text:p>
          </table:table-cell>
          <table:table-cell table:number-columns-repeated="2" table:style-name="Gnumeric-default"/>
          <table:table-cell table:number-columns-repeated="2" table:style-name="ACE-4"/>
          <table:table-cell table:number-columns-repeated="119" table:style-name="Gnumeric-default"/>
        </table:table-row>
        <table:table-row table:style-name="AROW-1">
          <table:table-cell table:style-name="ACE-1" office:value-type="float" office:value="11">
            <text:p>11</text:p>
          </table:table-cell>
          <table:table-cell table:style-name="ACE-1" office:value-type="float" office:value="34">
            <text:p>34</text:p>
          </table:table-cell>
          <table:table-cell table:style-name="ACE-1" office:value-type="string">
            <text:p>Acupe</text:p>
          </table:table-cell>
          <table:table-cell table:style-name="ACE-1" office:value-type="string">
            <text:p>Acupe</text:p>
          </table:table-cell>
          <table:table-cell table:style-name="ACE-1" office:value-type="string">
            <text:p>Maria da Piedade Tabirá Bahiense</text:p>
          </table:table-cell>
          <table:table-cell table:number-columns-repeated="2" table:style-name="Gnumeric-default"/>
          <table:table-cell table:number-columns-repeated="2" table:style-name="ACE-4"/>
          <table:table-cell table:number-columns-repeated="119" table:style-name="Gnumeric-default"/>
        </table:table-row>
        <table:table-row table:style-name="AROW-1">
          <table:table-cell table:style-name="ACE-1" office:value-type="float" office:value="19">
            <text:p>19</text:p>
          </table:table-cell>
          <table:table-cell table:style-name="ACE-1" office:value-type="float" office:value="62">
            <text:p>62</text:p>
          </table:table-cell>
          <table:table-cell table:style-name="ACE-1" office:value-type="string">
            <text:p>Acupe</text:p>
          </table:table-cell>
          <table:table-cell table:style-name="ACE-1" office:value-type="string">
            <text:p>Acupe</text:p>
          </table:table-cell>
          <table:table-cell table:style-name="ACE-1" office:value-type="string">
            <text:p>Antonio Peixoto da Silva e Melo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22">
            <text:p>22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Acupe</text:p>
          </table:table-cell>
          <table:table-cell table:style-name="ACE-1" office:value-type="string">
            <text:p>Marciana Ribeira da Silv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25">
            <text:p>25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Acupe</text:p>
          </table:table-cell>
          <table:table-cell table:style-name="ACE-1" office:value-type="string">
            <text:p>Maria Francisca de Santan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27">
            <text:p>27</text:p>
          </table:table-cell>
          <table:table-cell table:style-name="ACE-1" office:value-type="float" office:value="87">
            <text:p>87</text:p>
          </table:table-cell>
          <table:table-cell table:style-name="ACE-1" office:value-type="string">
            <text:p>Acú</text:p>
          </table:table-cell>
          <table:table-cell table:style-name="ACE-1" office:value-type="string">
            <text:p>Acupe</text:p>
          </table:table-cell>
          <table:table-cell table:style-name="ACE-1" office:value-type="string">
            <text:p>Duarte de Oliveir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33">
            <text:p>33</text:p>
          </table:table-cell>
          <table:table-cell table:style-name="ACE-1" office:value-type="float" office:value="107">
            <text:p>107</text:p>
          </table:table-cell>
          <table:table-cell table:style-name="ACE-1" office:value-type="string">
            <text:p>Acú</text:p>
          </table:table-cell>
          <table:table-cell table:style-name="ACE-1" office:value-type="string">
            <text:p>Acupe</text:p>
          </table:table-cell>
          <table:table-cell table:style-name="ACE-1" office:value-type="string">
            <text:p>Maria Constança Ebé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34">
            <text:p>34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Terreno (Acupe)</text:p>
          </table:table-cell>
          <table:table-cell table:style-name="ACE-1" office:value-type="string">
            <text:p>Acupe</text:p>
          </table:table-cell>
          <table:table-cell table:style-name="ACE-1" office:value-type="string">
            <text:p>Thimothea Maria Lopes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34">
            <text:p>34</text:p>
          </table:table-cell>
          <table:table-cell table:style-name="ACE-1" office:value-type="float" office:value="111">
            <text:p>111</text:p>
          </table:table-cell>
          <table:table-cell table:style-name="ACE-1" office:value-type="string">
            <text:p>Terrenos (no Acú)</text:p>
          </table:table-cell>
          <table:table-cell table:style-name="ACE-1" office:value-type="string">
            <text:p>Acupe</text:p>
          </table:table-cell>
          <table:table-cell table:style-name="ACE-1" office:value-type="string">
            <text:p>Elias Lopes de São Jeronimo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35">
            <text:p>35</text:p>
          </table:table-cell>
          <table:table-cell table:style-name="ACE-1" office:value-type="float" office:value="114">
            <text:p>114</text:p>
          </table:table-cell>
          <table:table-cell table:style-name="ACE-1" office:value-type="string">
            <text:p>Acupe</text:p>
          </table:table-cell>
          <table:table-cell table:style-name="ACE-1" office:value-type="string">
            <text:p>Acupe</text:p>
          </table:table-cell>
          <table:table-cell table:style-name="ACE-1" office:value-type="string">
            <text:p>Rosa Maria do Amor Divino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39">
            <text:p>39</text:p>
          </table:table-cell>
          <table:table-cell table:style-name="ACE-1" office:value-type="float" office:value="127">
            <text:p>127</text:p>
          </table:table-cell>
          <table:table-cell table:style-name="ACE-1" office:value-type="string">
            <text:p>Acú</text:p>
          </table:table-cell>
          <table:table-cell table:style-name="ACE-1" office:value-type="string">
            <text:p>Acupe</text:p>
          </table:table-cell>
          <table:table-cell table:style-name="ACE-1" office:value-type="string">
            <text:p>Francisco Xavier dos Reis (Dr.)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19v</text:p>
          </table:table-cell>
          <table:table-cell table:style-name="ACE-1" office:value-type="string">
            <text:p>62 A</text:p>
          </table:table-cell>
          <table:table-cell table:style-name="ACE-1" office:value-type="string">
            <text:p>Terrenos (Acupe)</text:p>
          </table:table-cell>
          <table:table-cell table:style-name="ACE-1" office:value-type="string">
            <text:p>Acupe</text:p>
          </table:table-cell>
          <table:table-cell table:style-name="ACE-1" office:value-type="string">
            <text:p>Antonio Peixoto da Silva Melo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20v</text:p>
          </table:table-cell>
          <table:table-cell table:style-name="ACE-1" office:value-type="float" office:value="66">
            <text:p>66</text:p>
          </table:table-cell>
          <table:table-cell table:style-name="ACE-1" office:value-type="string">
            <text:p>Terrenos (Acú)</text:p>
          </table:table-cell>
          <table:table-cell table:style-name="ACE-1" office:value-type="string">
            <text:p>Acupe</text:p>
          </table:table-cell>
          <table:table-cell table:style-name="ACE-1" office:value-type="string">
            <text:p>Maria Rosa Gomes da Silva e herdeiros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20v</text:p>
          </table:table-cell>
          <table:table-cell table:style-name="ACE-1" office:value-type="float" office:value="66">
            <text:p>66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Acupe</text:p>
          </table:table-cell>
          <table:table-cell table:style-name="ACE-1" office:value-type="string">
            <text:p>Maria Rosa Gomes da Silva e seus filhos herdeiros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32v</text:p>
          </table:table-cell>
          <table:table-cell table:style-name="ACE-1" office:value-type="float" office:value="106">
            <text:p>106</text:p>
          </table:table-cell>
          <table:table-cell table:style-name="ACE-1" office:value-type="string">
            <text:p>Terrenos (corredores do Acú)</text:p>
          </table:table-cell>
          <table:table-cell table:style-name="ACE-1" office:value-type="string">
            <text:p>Acupe</text:p>
          </table:table-cell>
          <table:table-cell table:style-name="ACE-1" office:value-type="string">
            <text:p>Maria Amelia de Carvalho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34v</text:p>
          </table:table-cell>
          <table:table-cell table:style-name="ACE-1" office:value-type="float" office:value="112">
            <text:p>112</text:p>
          </table:table-cell>
          <table:table-cell table:style-name="ACE-1" office:value-type="string">
            <text:p>Açú</text:p>
          </table:table-cell>
          <table:table-cell table:style-name="ACE-1" office:value-type="string">
            <text:p>Acupe</text:p>
          </table:table-cell>
          <table:table-cell table:style-name="ACE-1" office:value-type="string">
            <text:p>Caetana Rosa da Conceição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34v</text:p>
          </table:table-cell>
          <table:table-cell table:style-name="ACE-1" office:value-type="float" office:value="113">
            <text:p>113</text:p>
          </table:table-cell>
          <table:table-cell table:style-name="ACE-1" office:value-type="string">
            <text:p>Acú</text:p>
          </table:table-cell>
          <table:table-cell table:style-name="ACE-1" office:value-type="string">
            <text:p>Acupe</text:p>
          </table:table-cell>
          <table:table-cell table:style-name="ACE-1" office:value-type="string">
            <text:p>Manuel de Santa Isabel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41v</text:p>
          </table:table-cell>
          <table:table-cell table:style-name="ACE-1" office:value-type="float" office:value="139">
            <text:p>139</text:p>
          </table:table-cell>
          <table:table-cell table:style-name="ACE-1" office:value-type="string">
            <text:p>Terrenos (no Acú)</text:p>
          </table:table-cell>
          <table:table-cell table:style-name="ACE-1" office:value-type="string">
            <text:p>Acupe</text:p>
          </table:table-cell>
          <table:table-cell table:style-name="ACE-1" office:value-type="string">
            <text:p>Antonio Ramos de Silva e outro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15">
            <text:p>15</text:p>
          </table:table-cell>
          <table:table-cell table:style-name="ACE-1" office:value-type="float" office:value="48">
            <text:p>48</text:p>
          </table:table-cell>
          <table:table-cell table:style-name="ACE-1" office:value-type="string">
            <text:p>Terreno (no alto do Sangradouro)</text:p>
          </table:table-cell>
          <table:table-cell table:style-name="ACE-1" office:value-type="string">
            <text:p>Alto do Sangradouro</text:p>
          </table:table-cell>
          <table:table-cell table:style-name="ACE-1" office:value-type="string">
            <text:p>Antonio José Teixeira Junior</text:p>
          </table:table-cell>
          <table:table-cell table:number-columns-repeated="2" table:style-name="Gnumeric-default"/>
          <table:table-cell table:number-columns-repeated="2" table:style-name="ACE-4"/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14v</text:p>
          </table:table-cell>
          <table:table-cell table:style-name="ACE-1" office:value-type="float" office:value="46">
            <text:p>46</text:p>
          </table:table-cell>
          <table:table-cell table:style-name="ACE-1" office:value-type="string">
            <text:p>Terreno (Alto do Sangradouro)</text:p>
          </table:table-cell>
          <table:table-cell table:style-name="ACE-1" office:value-type="string">
            <text:p>Alto do Sangradouro</text:p>
          </table:table-cell>
          <table:table-cell table:style-name="ACE-1" office:value-type="string">
            <text:p>Joaquim Inacio Ribeiro dos Santos</text:p>
          </table:table-cell>
          <table:table-cell table:number-columns-repeated="2" table:style-name="Gnumeric-default"/>
          <table:table-cell table:number-columns-repeated="2" table:style-name="ACE-4"/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87v</text:p>
          </table:table-cell>
          <table:table-cell table:style-name="ACE-1" office:value-type="float" office:value="123">
            <text:p>123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Armação</text:p>
          </table:table-cell>
          <table:table-cell table:style-name="ACE-1" office:value-type="string">
            <text:p>Francisco Lourenço da Costa Lima (Comend.)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38v</text:p>
          </table:table-cell>
          <table:table-cell table:style-name="ACE-1" office:value-type="float" office:value="126">
            <text:p>126</text:p>
          </table:table-cell>
          <table:table-cell table:style-name="ACE-1" office:value-type="string">
            <text:p>Terrenos (foreiros)</text:p>
          </table:table-cell>
          <table:table-cell table:style-name="ACE-1" office:value-type="string">
            <text:p>Boca do Rio</text:p>
          </table:table-cell>
          <table:table-cell table:style-name="ACE-1" office:value-type="string">
            <text:p>Viscondessa do Rio Vermelho e herdeiro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6v</text:p>
          </table:table-cell>
          <table:table-cell table:style-name="ACE-1" office:value-type="float" office:value="17">
            <text:p>17</text:p>
          </table:table-cell>
          <table:table-cell table:style-name="ACE-1" office:value-type="string">
            <text:p>Fontinha</text:p>
          </table:table-cell>
          <table:table-cell table:style-name="ACE-1" office:value-type="string">
            <text:p>Brotas</text:p>
          </table:table-cell>
          <table:table-cell table:style-name="ACE-1" office:value-type="string">
            <text:p>Tomás da Silva Paranhos (Capitão)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16v</text:p>
          </table:table-cell>
          <table:table-cell table:style-name="ACE-1" office:value-type="float" office:value="52">
            <text:p>52</text:p>
          </table:table-cell>
          <table:table-cell table:style-name="ACE-1" office:value-type="string">
            <text:p>Bulhoens (Roça)</text:p>
          </table:table-cell>
          <table:table-cell table:style-name="ACE-1" office:value-type="string">
            <text:p>Bulhões</text:p>
          </table:table-cell>
          <table:table-cell table:style-name="ACE-1" office:value-type="string">
            <text:p>Henriqueta Flôres Claques Lobo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2">
          <table:table-cell table:style-name="ACE-1" office:value-type="float" office:value="5">
            <text:p>5</text:p>
          </table:table-cell>
          <table:table-cell table:style-name="ACE-1" office:value-type="float" office:value="13">
            <text:p>13</text:p>
          </table:table-cell>
          <table:table-cell table:style-name="ACE-1" office:value-type="string">
            <text:p>Campina Pequena</text:p>
          </table:table-cell>
          <table:table-cell table:style-name="ACE-1" office:value-type="string">
            <text:p>Campinas de Brotas</text:p>
          </table:table-cell>
          <table:table-cell table:style-name="ACE-1" office:value-type="string">
            <text:p>Michelina Ladislau e Silva, Joanna Fausta Ladislau e Silv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23">
            <text:p>23</text:p>
          </table:table-cell>
          <table:table-cell table:style-name="ACE-1" office:value-type="float" office:value="74">
            <text:p>74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Campinas de Brotas</text:p>
          </table:table-cell>
          <table:table-cell table:style-name="ACE-1" office:value-type="string">
            <text:p>Francisco Antonio Bahi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18v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Terrenos (No Beco da Campina)</text:p>
          </table:table-cell>
          <table:table-cell table:style-name="ACE-1" office:value-type="string">
            <text:p>Campinas de Brotas</text:p>
          </table:table-cell>
          <table:table-cell table:style-name="ACE-1" office:value-type="string">
            <text:p>Rafael dos Anjos e mais herdeiros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2">
          <table:table-cell table:style-name="ACE-1" office:value-type="string">
            <text:p>4v</text:p>
          </table:table-cell>
          <table:table-cell table:style-name="ACE-1" office:value-type="float" office:value="12">
            <text:p>12</text:p>
          </table:table-cell>
          <table:table-cell table:style-name="ACE-1" office:value-type="string">
            <text:p>Chacôco (Fazenda)</text:p>
          </table:table-cell>
          <table:table-cell table:style-name="ACE-1" office:value-type="string">
            <text:p>Campinas de Brotas</text:p>
          </table:table-cell>
          <table:table-cell table:style-name="ACE-1" office:value-type="string">
            <text:p>Rosa Ladislau de Figueredo e Mello, Virginia Ladislau de Figueredo e Mello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2">
          <table:table-cell table:style-name="ACE-1" office:value-type="string">
            <text:p>4v</text:p>
          </table:table-cell>
          <table:table-cell table:style-name="ACE-1" office:value-type="float" office:value="12">
            <text:p>12</text:p>
          </table:table-cell>
          <table:table-cell table:style-name="ACE-1" office:value-type="string">
            <text:p>Campina Pequena</text:p>
          </table:table-cell>
          <table:table-cell table:style-name="ACE-1" office:value-type="string">
            <text:p>Campinas de Brotas</text:p>
          </table:table-cell>
          <table:table-cell table:style-name="ACE-1" office:value-type="string">
            <text:p>Rosa Ladislau de Figueredo e Mello, Virginia Ladislau de Figueredo e Mello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2">
          <table:table-cell table:style-name="ACE-1" office:value-type="string">
            <text:p>4v</text:p>
          </table:table-cell>
          <table:table-cell table:style-name="ACE-1" office:value-type="float" office:value="12">
            <text:p>12</text:p>
          </table:table-cell>
          <table:table-cell table:style-name="ACE-1" office:value-type="string">
            <text:p>Campina-Grande (Fazenda)</text:p>
          </table:table-cell>
          <table:table-cell table:style-name="ACE-1" office:value-type="string">
            <text:p>Campinas de Brotas</text:p>
          </table:table-cell>
          <table:table-cell table:style-name="ACE-1" office:value-type="string">
            <text:p>Rosa Ladislau de Figueredo e Mello, Virginia Ladislau Figueredo e Mello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2">
          <table:table-cell table:style-name="ACE-1" office:value-type="string">
            <text:p>4v</text:p>
          </table:table-cell>
          <table:table-cell table:style-name="ACE-1" office:value-type="float" office:value="12">
            <text:p>12</text:p>
          </table:table-cell>
          <table:table-cell table:style-name="ACE-1" office:value-type="string">
            <text:p>Carregado (Fazenda)</text:p>
          </table:table-cell>
          <table:table-cell table:style-name="ACE-1" office:value-type="string">
            <text:p>Campinas de Brotas</text:p>
          </table:table-cell>
          <table:table-cell table:style-name="ACE-1" office:value-type="string">
            <text:p>Rosa Ladislau de Figueredo e Mello, Virginia Ladislau de Figueredo e Mello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11">
            <text:p>11</text:p>
          </table:table-cell>
          <table:table-cell table:style-name="ACE-1" office:value-type="float" office:value="35">
            <text:p>35</text:p>
          </table:table-cell>
          <table:table-cell table:style-name="ACE-1" office:value-type="string">
            <text:p>Terras</text:p>
          </table:table-cell>
          <table:table-cell table:style-name="ACE-1" office:value-type="string">
            <text:p>Candeal</text:p>
          </table:table-cell>
          <table:table-cell table:style-name="ACE-1" office:value-type="string">
            <text:p>Francisco Moreira Sampaio (os Herdeiros)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30v</text:p>
          </table:table-cell>
          <table:table-cell table:style-name="ACE-1" office:value-type="float" office:value="99">
            <text:p>99</text:p>
          </table:table-cell>
          <table:table-cell table:style-name="ACE-1" office:value-type="string">
            <text:p>Candeal</text:p>
          </table:table-cell>
          <table:table-cell table:style-name="ACE-1" office:value-type="string">
            <text:p>Candeal</text:p>
          </table:table-cell>
          <table:table-cell table:style-name="ACE-1" office:value-type="string">
            <text:p>Luis José de Almeid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2v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Candeal Grande</text:p>
          </table:table-cell>
          <table:table-cell table:style-name="ACE-1" office:value-type="string">
            <text:p>Candeal Grande</text:p>
          </table:table-cell>
          <table:table-cell table:style-name="ACE-1" office:value-type="string">
            <text:p>Bernardo Xavier de Castro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3">
            <text:p>3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Cruz da Redenção</text:p>
          </table:table-cell>
          <table:table-cell table:style-name="ACE-1" office:value-type="string">
            <text:p>Cruz da Redenção</text:p>
          </table:table-cell>
          <table:table-cell table:style-name="ACE-1" office:value-type="string">
            <text:p>José Joaquim de Santa Terez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33">
            <text:p>33</text:p>
          </table:table-cell>
          <table:table-cell table:style-name="ACE-1" office:value-type="float" office:value="108">
            <text:p>108</text:p>
          </table:table-cell>
          <table:table-cell table:style-name="ACE-1" office:value-type="string">
            <text:p>Cruz da Redenção</text:p>
          </table:table-cell>
          <table:table-cell table:style-name="ACE-1" office:value-type="string">
            <text:p>Cruz da Redenção</text:p>
          </table:table-cell>
          <table:table-cell table:style-name="ACE-1" office:value-type="string">
            <text:p>Antonio Pereira do Rio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31v</text:p>
          </table:table-cell>
          <table:table-cell table:style-name="ACE-1" office:value-type="float" office:value="102">
            <text:p>102</text:p>
          </table:table-cell>
          <table:table-cell table:style-name="ACE-1" office:value-type="string">
            <text:p>Terrenos (Na Cruz da Redenção)</text:p>
          </table:table-cell>
          <table:table-cell table:style-name="ACE-1" office:value-type="string">
            <text:p>Cruz da Redenção</text:p>
          </table:table-cell>
          <table:table-cell table:style-name="ACE-1" office:value-type="string">
            <text:p>Joaquim Barbosa de Oliveir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5v</text:p>
          </table:table-cell>
          <table:table-cell table:style-name="ACE-1" office:value-type="float" office:value="14">
            <text:p>14</text:p>
          </table:table-cell>
          <table:table-cell table:style-name="ACE-1" office:value-type="string">
            <text:p>Cruz da Redenção</text:p>
          </table:table-cell>
          <table:table-cell table:style-name="ACE-1" office:value-type="string">
            <text:p>Cruz da Redenção</text:p>
          </table:table-cell>
          <table:table-cell table:style-name="ACE-1" office:value-type="string">
            <text:p>Rosa Ladislau de Figueredo e Mello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2">
            <text:p>2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Cruz das Almas</text:p>
          </table:table-cell>
          <table:table-cell table:style-name="ACE-1" office:value-type="string">
            <text:p>Cruz das Almas</text:p>
          </table:table-cell>
          <table:table-cell table:style-name="ACE-1" office:value-type="string">
            <text:p>Herculano Nunes dos Reis</text:p>
          </table:table-cell>
          <table:table-cell table:number-columns-repeated="2" table:style-name="Gnumeric-default"/>
          <table:table-cell table:number-columns-repeated="2" table:style-name="ACE-4"/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26v</text:p>
          </table:table-cell>
          <table:table-cell table:style-name="ACE-1" office:value-type="float" office:value="86">
            <text:p>86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Cruz das Almas</text:p>
          </table:table-cell>
          <table:table-cell table:style-name="ACE-1" office:value-type="string">
            <text:p>Francisca de Sales Bahi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/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23v</text:p>
          </table:table-cell>
          <table:table-cell table:style-name="ACE-1" office:value-type="float" office:value="75">
            <text:p>75</text:p>
          </table:table-cell>
          <table:table-cell table:style-name="ACE-1" office:value-type="string">
            <text:p>Engenho Velho (Fazenda)</text:p>
          </table:table-cell>
          <table:table-cell table:style-name="ACE-1" office:value-type="string">
            <text:p>Engenho Velho de Brotas</text:p>
          </table:table-cell>
          <table:table-cell table:style-name="ACE-1" office:value-type="string">
            <text:p>Ana Francisca de Carvalho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25v</text:p>
          </table:table-cell>
          <table:table-cell table:style-name="ACE-1" office:value-type="float" office:value="81">
            <text:p>81</text:p>
          </table:table-cell>
          <table:table-cell table:style-name="ACE-1" office:value-type="string">
            <text:p>Terrenos (no Engenho Velho)</text:p>
          </table:table-cell>
          <table:table-cell table:style-name="ACE-1" office:value-type="string">
            <text:p>Engenho Velho de Brotas</text:p>
          </table:table-cell>
          <table:table-cell table:style-name="ACE-1" office:value-type="string">
            <text:p>Rosendo Valentin da Cruz</text:p>
          </table:table-cell>
          <table:table-cell table:number-columns-repeated="2" table:style-name="Gnumeric-default"/>
          <table:table-cell table:style-name="ACE-5"/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12v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Estrada da Ubarana</text:p>
          </table:table-cell>
          <table:table-cell table:style-name="ACE-1" office:value-type="string">
            <text:p>João da Cruz de Moraes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15v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Terrenos (na estrada da União)</text:p>
          </table:table-cell>
          <table:table-cell table:style-name="ACE-1" office:value-type="string">
            <text:p>Estrada da União</text:p>
          </table:table-cell>
          <table:table-cell table:style-name="ACE-1" office:value-type="string">
            <text:p>Joana Antoni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6">
            <text:p>6</text:p>
          </table:table-cell>
          <table:table-cell table:style-name="ACE-1" office:value-type="float" office:value="15">
            <text:p>15</text:p>
          </table:table-cell>
          <table:table-cell table:style-name="ACE-1" office:value-type="string">
            <text:p>Terras</text:p>
          </table:table-cell>
          <table:table-cell table:style-name="ACE-1" office:value-type="string">
            <text:p>Estrada de Brotas</text:p>
          </table:table-cell>
          <table:table-cell table:style-name="ACE-1" office:value-type="string">
            <text:p>Mem de Amorim Filgueiras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7">
            <text:p>7</text:p>
          </table:table-cell>
          <table:table-cell table:style-name="ACE-1" office:value-type="float" office:value="19">
            <text:p>19</text:p>
          </table:table-cell>
          <table:table-cell table:style-name="ACE-1" office:value-type="string">
            <text:p>Terras</text:p>
          </table:table-cell>
          <table:table-cell table:style-name="ACE-1" office:value-type="string">
            <text:p>Estrada de Brotas</text:p>
          </table:table-cell>
          <table:table-cell table:style-name="ACE-1" office:value-type="string">
            <text:p>José Simões de Belas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13">
            <text:p>13</text:p>
          </table:table-cell>
          <table:table-cell table:style-name="ACE-1" office:value-type="string">
            <text:p>41 A</text:p>
          </table:table-cell>
          <table:table-cell table:style-name="ACE-1" office:value-type="string">
            <text:p>Terrenos (na estrada de Brotas)</text:p>
          </table:table-cell>
          <table:table-cell table:style-name="ACE-1" office:value-type="string">
            <text:p>Estrada de Brotas</text:p>
          </table:table-cell>
          <table:table-cell table:style-name="ACE-1" office:value-type="string">
            <text:p>Luiz Antonio Ferreir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14">
            <text:p>14</text:p>
          </table:table-cell>
          <table:table-cell table:style-name="ACE-1" office:value-type="float" office:value="44">
            <text:p>44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Estrada de Brotas</text:p>
          </table:table-cell>
          <table:table-cell table:style-name="ACE-1" office:value-type="string">
            <text:p>Joaquim José Fernandes Maciel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23">
            <text:p>23</text:p>
          </table:table-cell>
          <table:table-cell table:style-name="ACE-1" office:value-type="float" office:value="73">
            <text:p>73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Estrada de Brotas</text:p>
          </table:table-cell>
          <table:table-cell table:style-name="ACE-1" office:value-type="string">
            <text:p>Joaquim Teixeira de Oliveir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26">
            <text:p>26</text:p>
          </table:table-cell>
          <table:table-cell table:style-name="ACE-1" office:value-type="float" office:value="83">
            <text:p>83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Estrada de Brotas</text:p>
          </table:table-cell>
          <table:table-cell table:style-name="ACE-1" office:value-type="string">
            <text:p>Manuel Eloi Pontes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11v</text:p>
          </table:table-cell>
          <table:table-cell table:style-name="ACE-1" office:value-type="float" office:value="37">
            <text:p>37</text:p>
          </table:table-cell>
          <table:table-cell table:style-name="ACE-1" office:value-type="string">
            <text:p>Engenhoca</text:p>
          </table:table-cell>
          <table:table-cell table:style-name="ACE-1" office:value-type="string">
            <text:p>Estrada de Brotas</text:p>
          </table:table-cell>
          <table:table-cell table:style-name="ACE-1" office:value-type="string">
            <text:p>Luisa Maria da Glori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12v</text:p>
          </table:table-cell>
          <table:table-cell table:style-name="ACE-1" office:value-type="float" office:value="41">
            <text:p>41</text:p>
          </table:table-cell>
          <table:table-cell table:style-name="ACE-1" office:value-type="string">
            <text:p>Terrenos (na estrada de Brotas)</text:p>
          </table:table-cell>
          <table:table-cell table:style-name="ACE-1" office:value-type="string">
            <text:p>Estrada de Brotas</text:p>
          </table:table-cell>
          <table:table-cell table:style-name="ACE-1" office:value-type="string">
            <text:p>Luiz Antonio Ferreir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17v</text:p>
          </table:table-cell>
          <table:table-cell table:style-name="ACE-1" office:value-type="float" office:value="56">
            <text:p>56</text:p>
          </table:table-cell>
          <table:table-cell table:style-name="ACE-1" office:value-type="string">
            <text:p>Terreno (fronteira à Igreja de Brotas)</text:p>
          </table:table-cell>
          <table:table-cell table:style-name="ACE-1" office:value-type="string">
            <text:p>Estrada de Brotas</text:p>
          </table:table-cell>
          <table:table-cell table:style-name="ACE-1" office:value-type="string">
            <text:p>Viscondessa do Rio Vermelho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2v</text:p>
          </table:table-cell>
          <table:table-cell table:style-name="ACE-1" office:value-type="float" office:value="4">
            <text:p>4</text:p>
          </table:table-cell>
          <table:table-cell table:style-name="ACE-1" office:value-type="string">
            <text:p>Terras (estrada de Brotas)</text:p>
          </table:table-cell>
          <table:table-cell table:style-name="ACE-1" office:value-type="string">
            <text:p>Estrada de Brotas</text:p>
          </table:table-cell>
          <table:table-cell table:style-name="ACE-1" office:value-type="string">
            <text:p>João Fagundes de Farias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35v</text:p>
          </table:table-cell>
          <table:table-cell table:style-name="ACE-1" office:value-type="float" office:value="116">
            <text:p>116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Estrada de Brotas</text:p>
          </table:table-cell>
          <table:table-cell table:style-name="ACE-1" office:value-type="string">
            <text:p>Domingos José Garci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3v</text:p>
          </table:table-cell>
          <table:table-cell table:style-name="ACE-1" office:value-type="float" office:value="8">
            <text:p>8</text:p>
          </table:table-cell>
          <table:table-cell table:style-name="ACE-1" office:value-type="string">
            <text:p>Terrenos (estrada de Brotas)</text:p>
          </table:table-cell>
          <table:table-cell table:style-name="ACE-1" office:value-type="string">
            <text:p>Estrada de Brotas</text:p>
          </table:table-cell>
          <table:table-cell table:style-name="ACE-1" office:value-type="string">
            <text:p>Maria Bernardina da Conceição Lima e irmãos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7v</text:p>
          </table:table-cell>
          <table:table-cell table:style-name="ACE-1" office:value-type="float" office:value="20">
            <text:p>20</text:p>
          </table:table-cell>
          <table:table-cell table:style-name="ACE-1" office:value-type="string">
            <text:p>Terras</text:p>
          </table:table-cell>
          <table:table-cell table:style-name="ACE-1" office:value-type="string">
            <text:p>Estrada de Brotas</text:p>
          </table:table-cell>
          <table:table-cell table:style-name="ACE-1" office:value-type="string">
            <text:p>Joaquim Antonio de Amorim Vian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7">
            <text:p>7</text:p>
          </table:table-cell>
          <table:table-cell table:style-name="ACE-1" office:value-type="float" office:value="18">
            <text:p>18</text:p>
          </table:table-cell>
          <table:table-cell table:style-name="ACE-1" office:value-type="string">
            <text:p>Terras</text:p>
          </table:table-cell>
          <table:table-cell table:style-name="ACE-1" office:value-type="string">
            <text:p>Estrada de Brotas para o Rio Vermelho</text:p>
          </table:table-cell>
          <table:table-cell table:style-name="ACE-1" office:value-type="string">
            <text:p>Antonio Ferreira Franco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18">
            <text:p>18</text:p>
          </table:table-cell>
          <table:table-cell table:style-name="ACE-1" office:value-type="float" office:value="57">
            <text:p>57</text:p>
          </table:table-cell>
          <table:table-cell table:style-name="ACE-1" office:value-type="string">
            <text:p>Lucaya</text:p>
          </table:table-cell>
          <table:table-cell table:style-name="ACE-1" office:value-type="string">
            <text:p>Estrada de Brotas para o Rio Vermelho</text:p>
          </table:table-cell>
          <table:table-cell table:style-name="ACE-1" office:value-type="string">
            <text:p>Francisca Mariana Rita Balthazar da Silveira</text:p>
          </table:table-cell>
          <table:table-cell table:number-columns-repeated="2" table:style-name="Gnumeric-default"/>
          <table:table-cell table:number-columns-repeated="2" table:style-name="ACE-4"/>
          <table:table-cell table:number-columns-repeated="119" table:style-name="Gnumeric-default"/>
        </table:table-row>
        <table:table-row table:style-name="AROW-1">
          <table:table-cell table:style-name="ACE-1" office:value-type="float" office:value="24">
            <text:p>24</text:p>
          </table:table-cell>
          <table:table-cell table:style-name="ACE-1" office:value-type="float" office:value="77">
            <text:p>77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Estrada de Brotas para o Rio Vermelho</text:p>
          </table:table-cell>
          <table:table-cell table:style-name="ACE-1" office:value-type="string">
            <text:p>Florencio Benjamim de Almeida Pires</text:p>
          </table:table-cell>
          <table:table-cell table:number-columns-repeated="2" table:style-name="Gnumeric-default"/>
          <table:table-cell table:number-columns-repeated="2" table:style-name="ACE-4"/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13v</text:p>
          </table:table-cell>
          <table:table-cell table:style-name="ACE-1" office:value-type="float" office:value="43">
            <text:p>43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Estrada de Brotas para o Rio Vermelho</text:p>
          </table:table-cell>
          <table:table-cell table:style-name="ACE-1" office:value-type="string">
            <text:p>Chantre Manuel Joaquim de Almeid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17v</text:p>
          </table:table-cell>
          <table:table-cell table:style-name="ACE-1" office:value-type="float" office:value="56">
            <text:p>56</text:p>
          </table:table-cell>
          <table:table-cell table:style-name="ACE-1" office:value-type="string">
            <text:p>Terras</text:p>
          </table:table-cell>
          <table:table-cell table:style-name="ACE-1" office:value-type="string">
            <text:p>Estrada de Brotas para o Rio Vermelho</text:p>
          </table:table-cell>
          <table:table-cell table:style-name="ACE-1" office:value-type="string">
            <text:p>Viscondessa do Rio Vermelho 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27v</text:p>
          </table:table-cell>
          <table:table-cell table:style-name="ACE-1" office:value-type="float" office:value="88">
            <text:p>88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Estrada do Engenho Velho</text:p>
          </table:table-cell>
          <table:table-cell table:style-name="ACE-1" office:value-type="string">
            <text:p>José Gonçalves Monção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9">
            <text:p>9</text:p>
          </table:table-cell>
          <table:table-cell table:style-name="ACE-1" office:value-type="float" office:value="26">
            <text:p>26</text:p>
          </table:table-cell>
          <table:table-cell table:style-name="ACE-1" office:value-type="string">
            <text:p>Terrenos (na estrada do Matatú)</text:p>
          </table:table-cell>
          <table:table-cell table:style-name="ACE-1" office:value-type="string">
            <text:p>Estrada do Matatu</text:p>
          </table:table-cell>
          <table:table-cell table:style-name="ACE-1" office:value-type="string">
            <text:p>Luis Pereira da Silv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9">
            <text:p>9</text:p>
          </table:table-cell>
          <table:table-cell table:style-name="ACE-1" office:value-type="float" office:value="27">
            <text:p>27</text:p>
          </table:table-cell>
          <table:table-cell table:style-name="ACE-1" office:value-type="string">
            <text:p>Terrenos (na estrada do Matatú)</text:p>
          </table:table-cell>
          <table:table-cell table:style-name="ACE-1" office:value-type="string">
            <text:p>Estrada do Matatu</text:p>
          </table:table-cell>
          <table:table-cell table:style-name="ACE-1" office:value-type="string">
            <text:p>Sebastião Alvares da Roch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17">
            <text:p>17</text:p>
          </table:table-cell>
          <table:table-cell table:style-name="ACE-1" office:value-type="float" office:value="54">
            <text:p>54</text:p>
          </table:table-cell>
          <table:table-cell table:style-name="ACE-1" office:value-type="string">
            <text:p>Terrenos (na estrada do Matatu)</text:p>
          </table:table-cell>
          <table:table-cell table:style-name="ACE-1" office:value-type="string">
            <text:p>Estrada do Matatu</text:p>
          </table:table-cell>
          <table:table-cell table:style-name="ACE-1" office:value-type="string">
            <text:p>Francisco de Assis Gomes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17">
            <text:p>17</text:p>
          </table:table-cell>
          <table:table-cell table:style-name="ACE-1" office:value-type="float" office:value="55">
            <text:p>55</text:p>
          </table:table-cell>
          <table:table-cell table:style-name="ACE-1" office:value-type="string">
            <text:p>Terrenos (na estrada do Matatú)</text:p>
          </table:table-cell>
          <table:table-cell table:style-name="ACE-1" office:value-type="string">
            <text:p>Estrada do Matatu</text:p>
          </table:table-cell>
          <table:table-cell table:style-name="ACE-1" office:value-type="string">
            <text:p>Marcellino de Souza Teles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10v</text:p>
          </table:table-cell>
          <table:table-cell table:style-name="ACE-1" office:value-type="float" office:value="32">
            <text:p>32</text:p>
          </table:table-cell>
          <table:table-cell table:style-name="ACE-1" office:value-type="string">
            <text:p>Terrenos (na estrada do Matatú)</text:p>
          </table:table-cell>
          <table:table-cell table:style-name="ACE-1" office:value-type="string">
            <text:p>Estrada do Matatu</text:p>
          </table:table-cell>
          <table:table-cell table:style-name="ACE-1" office:value-type="string">
            <text:p>João Francisco Regis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18v</text:p>
          </table:table-cell>
          <table:table-cell table:style-name="ACE-1" office:value-type="float" office:value="59">
            <text:p>59</text:p>
          </table:table-cell>
          <table:table-cell table:style-name="ACE-1" office:value-type="string">
            <text:p>Terras</text:p>
          </table:table-cell>
          <table:table-cell table:style-name="ACE-1" office:value-type="string">
            <text:p>Estrada do Matatu</text:p>
          </table:table-cell>
          <table:table-cell table:style-name="ACE-1" office:value-type="string">
            <text:p>José Martins da Cost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28v</text:p>
          </table:table-cell>
          <table:table-cell table:style-name="ACE-1" office:value-type="float" office:value="92">
            <text:p>92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Estrada do Matatu</text:p>
          </table:table-cell>
          <table:table-cell table:style-name="ACE-1" office:value-type="string">
            <text:p>Angela Cardoso de Santa Barbar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4v</text:p>
          </table:table-cell>
          <table:table-cell table:style-name="ACE-1" office:value-type="float" office:value="11">
            <text:p>11</text:p>
          </table:table-cell>
          <table:table-cell table:style-name="ACE-1" office:value-type="string">
            <text:p>Recreio</text:p>
          </table:table-cell>
          <table:table-cell table:style-name="ACE-1" office:value-type="string">
            <text:p>Estrada do Matatu</text:p>
          </table:table-cell>
          <table:table-cell table:style-name="ACE-1" office:value-type="string">
            <text:p>Luis da Rocha Dias 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9v</text:p>
          </table:table-cell>
          <table:table-cell table:style-name="ACE-1" office:value-type="float" office:value="28">
            <text:p>28</text:p>
          </table:table-cell>
          <table:table-cell table:style-name="ACE-1" office:value-type="string">
            <text:p>Terrenos (na estrada do Matatú)</text:p>
          </table:table-cell>
          <table:table-cell table:style-name="ACE-1" office:value-type="string">
            <text:p>Estrada do Matatu</text:p>
          </table:table-cell>
          <table:table-cell table:style-name="ACE-1" office:value-type="string">
            <text:p>Lucas Ramos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6">
            <text:p>6</text:p>
          </table:table-cell>
          <table:table-cell table:style-name="ACE-1" office:value-type="float" office:value="16">
            <text:p>16</text:p>
          </table:table-cell>
          <table:table-cell table:style-name="ACE-1" office:value-type="string">
            <text:p>Rocinha</text:p>
          </table:table-cell>
          <table:table-cell table:style-name="ACE-1" office:value-type="string">
            <text:p>Estrada do Matatu Grande</text:p>
          </table:table-cell>
          <table:table-cell table:style-name="ACE-1" office:value-type="string">
            <text:p>Pedro Joaquim de Santa Barbara (Major) (finado)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10">
            <text:p>10</text:p>
          </table:table-cell>
          <table:table-cell table:style-name="ACE-1" office:value-type="float" office:value="30">
            <text:p>30</text:p>
          </table:table-cell>
          <table:table-cell table:style-name="ACE-1" office:value-type="string">
            <text:p>Terras (na estrada do Matatu Grande)</text:p>
          </table:table-cell>
          <table:table-cell table:style-name="ACE-1" office:value-type="string">
            <text:p>Estrada do Matatu Grande</text:p>
          </table:table-cell>
          <table:table-cell table:style-name="ACE-1" office:value-type="string">
            <text:p>Sisnando Alvares da Roch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8">
            <text:p>8</text:p>
          </table:table-cell>
          <table:table-cell table:style-name="ACE-1" office:value-type="float" office:value="22">
            <text:p>22</text:p>
          </table:table-cell>
          <table:table-cell table:style-name="ACE-1" office:value-type="string">
            <text:p>Terras (no Matatu Pequeno)</text:p>
          </table:table-cell>
          <table:table-cell table:style-name="ACE-1" office:value-type="string">
            <text:p>Estrada do Matatu Pequeno</text:p>
          </table:table-cell>
          <table:table-cell table:style-name="ACE-1" office:value-type="string">
            <text:p>Lucio Casimiro da Fonseca Galvão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12">
            <text:p>12</text:p>
          </table:table-cell>
          <table:table-cell table:style-name="ACE-1" office:value-type="float" office:value="39">
            <text:p>39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Estrada do Matatu Pequeno</text:p>
          </table:table-cell>
          <table:table-cell table:style-name="ACE-1" office:value-type="string">
            <text:p>José Carlos Martins Ferreir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36">
            <text:p>36</text:p>
          </table:table-cell>
          <table:table-cell table:style-name="ACE-1" office:value-type="float" office:value="118">
            <text:p>118</text:p>
          </table:table-cell>
          <table:table-cell table:style-name="ACE-1" office:value-type="string">
            <text:p>Terras (Ladeira da Boa Vista)</text:p>
          </table:table-cell>
          <table:table-cell table:style-name="ACE-1" office:value-type="string">
            <text:p>Ladeira da Boa Vista</text:p>
          </table:table-cell>
          <table:table-cell table:style-name="ACE-1" office:value-type="string">
            <text:p>João José de Azevedo Lim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35v</text:p>
          </table:table-cell>
          <table:table-cell table:style-name="ACE-1" office:value-type="float" office:value="117">
            <text:p>117</text:p>
          </table:table-cell>
          <table:table-cell table:style-name="ACE-1" office:value-type="string">
            <text:p>Ladeira da Boa Vista</text:p>
          </table:table-cell>
          <table:table-cell table:style-name="ACE-1" office:value-type="string">
            <text:p>Ladeira da Boa Vista</text:p>
          </table:table-cell>
          <table:table-cell table:style-name="ACE-1" office:value-type="string">
            <text:p>Joaquim de Costa Pinheiro (Ten. Cel.)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3v</text:p>
          </table:table-cell>
          <table:table-cell table:style-name="ACE-1" office:value-type="float" office:value="7">
            <text:p>7</text:p>
          </table:table-cell>
          <table:table-cell table:style-name="ACE-1" office:value-type="string">
            <text:p>Ladeira da Bôa-Vista</text:p>
          </table:table-cell>
          <table:table-cell table:style-name="ACE-1" office:value-type="string">
            <text:p>Ladeira da Boa Vista</text:p>
          </table:table-cell>
          <table:table-cell table:style-name="ACE-1" office:value-type="string">
            <text:p>Beijamim Vieira d'Ortas</text:p>
          </table:table-cell>
          <table:table-cell table:number-columns-repeated="2" table:style-name="Gnumeric-default"/>
          <table:table-cell table:number-columns-repeated="2" table:style-name="ACE-4"/>
          <table:table-cell table:number-columns-repeated="119" table:style-name="Gnumeric-default"/>
        </table:table-row>
        <table:table-row table:style-name="AROW-1">
          <table:table-cell table:style-name="ACE-1" office:value-type="float" office:value="4">
            <text:p>4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Terrenos (na ladeira do Beijú)</text:p>
          </table:table-cell>
          <table:table-cell table:style-name="ACE-1" office:value-type="string">
            <text:p>Ladeira do Beiju</text:p>
          </table:table-cell>
          <table:table-cell table:style-name="ACE-1" office:value-type="string">
            <text:p>Tomasia Bemvinda de Aquino</text:p>
          </table:table-cell>
          <table:table-cell table:number-columns-repeated="2" table:style-name="Gnumeric-default"/>
          <table:table-cell table:number-columns-repeated="2" table:style-name="ACE-4"/>
          <table:table-cell table:number-columns-repeated="119" table:style-name="Gnumeric-default"/>
        </table:table-row>
        <table:table-row table:style-name="AROW-1">
          <table:table-cell table:style-name="ACE-1" office:value-type="float" office:value="26">
            <text:p>26</text:p>
          </table:table-cell>
          <table:table-cell table:style-name="ACE-1" office:value-type="float" office:value="84">
            <text:p>84</text:p>
          </table:table-cell>
          <table:table-cell table:style-name="ACE-1" office:value-type="string">
            <text:p>Terrenos (na ladeira do Beijú)</text:p>
          </table:table-cell>
          <table:table-cell table:style-name="ACE-1" office:value-type="string">
            <text:p>Ladeira do Beiju</text:p>
          </table:table-cell>
          <table:table-cell table:style-name="ACE-1" office:value-type="string">
            <text:p>Bernardino José de Almeid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4">
            <text:p>4</text:p>
          </table:table-cell>
          <table:table-cell table:style-name="ACE-1" office:value-type="float" office:value="9">
            <text:p>9</text:p>
          </table:table-cell>
          <table:table-cell table:style-name="ACE-1" office:value-type="string">
            <text:p>Terrenos (largo de Brotas)</text:p>
          </table:table-cell>
          <table:table-cell table:style-name="ACE-1" office:value-type="string">
            <text:p>Largo de Brotas</text:p>
          </table:table-cell>
          <table:table-cell table:style-name="ACE-1" office:value-type="string">
            <text:p>Irmandade do S. S. Sacramento e N. S. de Brotas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13">
            <text:p>13</text:p>
          </table:table-cell>
          <table:table-cell table:style-name="ACE-1" office:value-type="float" office:value="42">
            <text:p>42</text:p>
          </table:table-cell>
          <table:table-cell table:style-name="ACE-1" office:value-type="string">
            <text:p>Terrenos (no largo de Brotas)</text:p>
          </table:table-cell>
          <table:table-cell table:style-name="ACE-1" office:value-type="string">
            <text:p>Largo de Brotas</text:p>
          </table:table-cell>
          <table:table-cell table:style-name="ACE-1" office:value-type="string">
            <text:p>Antonio da Silva Quaresm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32">
            <text:p>32</text:p>
          </table:table-cell>
          <table:table-cell table:style-name="ACE-1" office:value-type="float" office:value="105">
            <text:p>105</text:p>
          </table:table-cell>
          <table:table-cell table:style-name="ACE-1" office:value-type="string">
            <text:p>Terrenos (no largo de Brotas)</text:p>
          </table:table-cell>
          <table:table-cell table:style-name="ACE-1" office:value-type="string">
            <text:p>Largo de Brotas</text:p>
          </table:table-cell>
          <table:table-cell table:style-name="ACE-1" office:value-type="string">
            <text:p>Faustino José de Santan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37">
            <text:p>37</text:p>
          </table:table-cell>
          <table:table-cell table:style-name="ACE-1" office:value-type="float" office:value="121">
            <text:p>121</text:p>
          </table:table-cell>
          <table:table-cell table:style-name="ACE-1" office:value-type="string">
            <text:p>Casa (no Largo de Brotas)</text:p>
          </table:table-cell>
          <table:table-cell table:style-name="ACE-1" office:value-type="string">
            <text:p>Largo de Brotas</text:p>
          </table:table-cell>
          <table:table-cell table:style-name="ACE-1" office:value-type="string">
            <text:p>Benjamim Pereira Marinho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38">
            <text:p>38</text:p>
          </table:table-cell>
          <table:table-cell table:style-name="ACE-1" office:value-type="float" office:value="125">
            <text:p>125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Largo de Brotas</text:p>
          </table:table-cell>
          <table:table-cell table:style-name="ACE-1" office:value-type="string">
            <text:p>José Joaquim de Santa Terez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24">
            <text:p>24</text:p>
          </table:table-cell>
          <table:table-cell table:style-name="ACE-1" office:value-type="float" office:value="76">
            <text:p>76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Lucaia</text:p>
          </table:table-cell>
          <table:table-cell table:style-name="ACE-1" office:value-type="string">
            <text:p>Bernardino de Sena Moreir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8">
            <text:p>8</text:p>
          </table:table-cell>
          <table:table-cell table:style-name="ACE-1" office:value-type="float" office:value="23">
            <text:p>23</text:p>
          </table:table-cell>
          <table:table-cell table:style-name="ACE-1" office:value-type="string">
            <text:p>Matatu</text:p>
          </table:table-cell>
          <table:table-cell table:style-name="ACE-1" office:value-type="string">
            <text:p>Matatu</text:p>
          </table:table-cell>
          <table:table-cell table:style-name="ACE-1" office:value-type="string">
            <text:p>Joaquim do Vale Cabral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9">
            <text:p>9</text:p>
          </table:table-cell>
          <table:table-cell table:style-name="ACE-1" office:value-type="float" office:value="25">
            <text:p>25</text:p>
          </table:table-cell>
          <table:table-cell table:style-name="ACE-1" office:value-type="string">
            <text:p>Terras (no Matatu)</text:p>
          </table:table-cell>
          <table:table-cell table:style-name="ACE-1" office:value-type="string">
            <text:p>Matatu</text:p>
          </table:table-cell>
          <table:table-cell table:style-name="ACE-1" office:value-type="string">
            <text:p>Caetano Rodrigues Banh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20">
            <text:p>20</text:p>
          </table:table-cell>
          <table:table-cell table:style-name="ACE-1" office:value-type="float" office:value="64">
            <text:p>64</text:p>
          </table:table-cell>
          <table:table-cell table:style-name="ACE-1" office:value-type="string">
            <text:p>Terrenos (Matatú)</text:p>
          </table:table-cell>
          <table:table-cell table:style-name="ACE-1" office:value-type="string">
            <text:p>Matatu</text:p>
          </table:table-cell>
          <table:table-cell table:style-name="ACE-1" office:value-type="string">
            <text:p>Gemeniano Lopes Perdigão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28">
            <text:p>28</text:p>
          </table:table-cell>
          <table:table-cell table:style-name="ACE-1" office:value-type="float" office:value="91">
            <text:p>91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Matatu</text:p>
          </table:table-cell>
          <table:table-cell table:style-name="ACE-1" office:value-type="string">
            <text:p>Maria Isabel do Ó Freire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32">
            <text:p>32</text:p>
          </table:table-cell>
          <table:table-cell table:style-name="ACE-1" office:value-type="float" office:value="104">
            <text:p>104</text:p>
          </table:table-cell>
          <table:table-cell table:style-name="ACE-1" office:value-type="string">
            <text:p>Terrenos (no Matatu Pequeno)</text:p>
          </table:table-cell>
          <table:table-cell table:style-name="ACE-1" office:value-type="string">
            <text:p>Matatu</text:p>
          </table:table-cell>
          <table:table-cell table:style-name="ACE-1" office:value-type="string">
            <text:p>Custodia Angela Marinh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39">
            <text:p>39</text:p>
          </table:table-cell>
          <table:table-cell table:style-name="ACE-1" office:value-type="float" office:value="128">
            <text:p>128</text:p>
          </table:table-cell>
          <table:table-cell table:style-name="ACE-1" office:value-type="string">
            <text:p>Terrenos (no Matatu)</text:p>
          </table:table-cell>
          <table:table-cell table:style-name="ACE-1" office:value-type="string">
            <text:p>Matatu</text:p>
          </table:table-cell>
          <table:table-cell table:style-name="ACE-1" office:value-type="string">
            <text:p>Francisco Antonio do Espirito Santo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10v</text:p>
          </table:table-cell>
          <table:table-cell table:style-name="ACE-1" office:value-type="float" office:value="33">
            <text:p>33</text:p>
          </table:table-cell>
          <table:table-cell table:style-name="ACE-1" office:value-type="string">
            <text:p>Terrenos (Matatú)</text:p>
          </table:table-cell>
          <table:table-cell table:style-name="ACE-1" office:value-type="string">
            <text:p>Matatu</text:p>
          </table:table-cell>
          <table:table-cell table:style-name="ACE-1" office:value-type="string">
            <text:p>João José Lino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11v</text:p>
          </table:table-cell>
          <table:table-cell table:style-name="ACE-1" office:value-type="float" office:value="36">
            <text:p>36</text:p>
          </table:table-cell>
          <table:table-cell table:style-name="ACE-1" office:value-type="string">
            <text:p>Terrenos (Matatú)</text:p>
          </table:table-cell>
          <table:table-cell table:style-name="ACE-1" office:value-type="string">
            <text:p>Matatu</text:p>
          </table:table-cell>
          <table:table-cell table:style-name="ACE-1" office:value-type="string">
            <text:p>Manuel Zacharias de Santa Isabel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14v</text:p>
          </table:table-cell>
          <table:table-cell table:style-name="ACE-1" office:value-type="float" office:value="47">
            <text:p>47</text:p>
          </table:table-cell>
          <table:table-cell table:style-name="ACE-1" office:value-type="string">
            <text:p>Terras (Matatu)</text:p>
          </table:table-cell>
          <table:table-cell table:style-name="ACE-1" office:value-type="string">
            <text:p>Matatu</text:p>
          </table:table-cell>
          <table:table-cell table:style-name="ACE-1" office:value-type="string">
            <text:p>José de Barros Reis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15v</text:p>
          </table:table-cell>
          <table:table-cell table:style-name="ACE-1" office:value-type="float" office:value="49">
            <text:p>49</text:p>
          </table:table-cell>
          <table:table-cell table:style-name="ACE-1" office:value-type="string">
            <text:p>Terrenos (no Matatu)</text:p>
          </table:table-cell>
          <table:table-cell table:style-name="ACE-1" office:value-type="string">
            <text:p>Matatu</text:p>
          </table:table-cell>
          <table:table-cell table:style-name="ACE-1" office:value-type="string">
            <text:p>Ana Ribeiro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7v</text:p>
          </table:table-cell>
          <table:table-cell table:style-name="ACE-1" office:value-type="float" office:value="21">
            <text:p>21</text:p>
          </table:table-cell>
          <table:table-cell table:style-name="ACE-1" office:value-type="string">
            <text:p>Matatu</text:p>
          </table:table-cell>
          <table:table-cell table:style-name="ACE-1" office:value-type="string">
            <text:p>Matatu</text:p>
          </table:table-cell>
          <table:table-cell table:style-name="ACE-1" office:value-type="string">
            <text:p>Josefa Catarina de Souza Arrai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35">
            <text:p>35</text:p>
          </table:table-cell>
          <table:table-cell table:style-name="ACE-1" office:value-type="float" office:value="115">
            <text:p>115</text:p>
          </table:table-cell>
          <table:table-cell table:style-name="ACE-1" office:value-type="string">
            <text:p>Terrenos (no Matatu Grande)</text:p>
          </table:table-cell>
          <table:table-cell table:style-name="ACE-1" office:value-type="string">
            <text:p>Matatu Grande</text:p>
          </table:table-cell>
          <table:table-cell table:style-name="ACE-1" office:value-type="string">
            <text:p>Cipriano Freire de Carvalho</text:p>
          </table:table-cell>
          <table:table-cell table:number-columns-repeated="2" table:style-name="Gnumeric-default"/>
          <table:table-cell table:number-columns-repeated="2" table:style-name="ACE-4"/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24v</text:p>
          </table:table-cell>
          <table:table-cell table:style-name="ACE-1" office:value-type="float" office:value="79">
            <text:p>79</text:p>
          </table:table-cell>
          <table:table-cell table:style-name="ACE-1" office:value-type="string">
            <text:p>Terreno (Matatu Grande)</text:p>
          </table:table-cell>
          <table:table-cell table:style-name="ACE-1" office:value-type="string">
            <text:p>Matatu Grande</text:p>
          </table:table-cell>
          <table:table-cell table:style-name="ACE-1" office:value-type="string">
            <text:p>José Hermogenes da Costa de Fari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/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28v</text:p>
          </table:table-cell>
          <table:table-cell table:style-name="ACE-1" office:value-type="float" office:value="93">
            <text:p>93</text:p>
          </table:table-cell>
          <table:table-cell table:style-name="ACE-1" office:value-type="string">
            <text:p>Matatu Grande (Fazenda)</text:p>
          </table:table-cell>
          <table:table-cell table:style-name="ACE-1" office:value-type="string">
            <text:p>Matatu Grande</text:p>
          </table:table-cell>
          <table:table-cell table:style-name="ACE-1" office:value-type="string">
            <text:p>José Antonio Pinto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8v</text:p>
          </table:table-cell>
          <table:table-cell table:style-name="ACE-1" office:value-type="float" office:value="23">
            <text:p>23</text:p>
          </table:table-cell>
          <table:table-cell table:style-name="ACE-1" office:value-type="string">
            <text:p>Matatu Grande</text:p>
          </table:table-cell>
          <table:table-cell table:style-name="ACE-1" office:value-type="string">
            <text:p>Matatu Grande</text:p>
          </table:table-cell>
          <table:table-cell table:style-name="ACE-1" office:value-type="string">
            <text:p>Joaquim do Vale Cabral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8v</text:p>
          </table:table-cell>
          <table:table-cell table:style-name="ACE-1" office:value-type="float" office:value="23">
            <text:p>23</text:p>
          </table:table-cell>
          <table:table-cell table:style-name="ACE-1" office:value-type="string">
            <text:p>Matatu Grande</text:p>
          </table:table-cell>
          <table:table-cell table:style-name="ACE-1" office:value-type="string">
            <text:p>Matatu Grande</text:p>
          </table:table-cell>
          <table:table-cell table:style-name="ACE-1" office:value-type="string">
            <text:p>Joaquim do Vale Cabral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8">
            <text:p>8</text:p>
          </table:table-cell>
          <table:table-cell table:style-name="ACE-1" office:value-type="float" office:value="23">
            <text:p>23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Joaquim do Vale Cabral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10">
            <text:p>10</text:p>
          </table:table-cell>
          <table:table-cell table:style-name="ACE-1" office:value-type="float" office:value="31">
            <text:p>31</text:p>
          </table:table-cell>
          <table:table-cell table:style-name="ACE-1" office:value-type="string">
            <text:p>Terrenos (No Matatu Pequeno)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Manuel de Macêdo Junior e Cosme de Macêdo Junior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14">
            <text:p>14</text:p>
          </table:table-cell>
          <table:table-cell table:style-name="ACE-1" office:value-type="float" office:value="45">
            <text:p>45</text:p>
          </table:table-cell>
          <table:table-cell table:style-name="ACE-1" office:value-type="string">
            <text:p>Terrenos (Matatú Pequeno)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Salustiano Israel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18">
            <text:p>18</text:p>
          </table:table-cell>
          <table:table-cell table:style-name="ACE-1" office:value-type="float" office:value="58">
            <text:p>58</text:p>
          </table:table-cell>
          <table:table-cell table:style-name="ACE-1" office:value-type="string">
            <text:p>Terrenos (no Matatu Pequeno)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Feliciano Primo Ferreir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19">
            <text:p>19</text:p>
          </table:table-cell>
          <table:table-cell table:style-name="ACE-1" office:value-type="float" office:value="61">
            <text:p>61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Escolastica Maria de Santa An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20">
            <text:p>20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Antonio Joaquim da Cost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21">
            <text:p>21</text:p>
          </table:table-cell>
          <table:table-cell table:style-name="ACE-1" office:value-type="float" office:value="67">
            <text:p>67</text:p>
          </table:table-cell>
          <table:table-cell table:style-name="ACE-1" office:value-type="string">
            <text:p>Terrenos (Matatú Pequeno)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Macario da Silv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22">
            <text:p>22</text:p>
          </table:table-cell>
          <table:table-cell table:style-name="ACE-1" office:value-type="float" office:value="71">
            <text:p>71</text:p>
          </table:table-cell>
          <table:table-cell table:style-name="ACE-1" office:value-type="string">
            <text:p>Terrenos (Matatú Pequeno)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Henrique Francisco de Oliveir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28">
            <text:p>28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Terreno (no Matatú Pequeno)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Vicente Ferreira de Santana e irmãos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30">
            <text:p>30</text:p>
          </table:table-cell>
          <table:table-cell table:style-name="ACE-1" office:value-type="float" office:value="98">
            <text:p>98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Manuel Patricio Xavier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30">
            <text:p>30</text:p>
          </table:table-cell>
          <table:table-cell table:style-name="ACE-1" office:value-type="string">
            <text:p>98 A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Manuel Patricio Xavier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31">
            <text:p>31</text:p>
          </table:table-cell>
          <table:table-cell table:style-name="ACE-1" office:value-type="float" office:value="101">
            <text:p>101</text:p>
          </table:table-cell>
          <table:table-cell table:style-name="ACE-1" office:value-type="string">
            <text:p>Terrenos (no Matatu Pequeno)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Joaquim Antonio Pereira Barreto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21v</text:p>
          </table:table-cell>
          <table:table-cell table:style-name="ACE-1" office:value-type="float" office:value="68">
            <text:p>68</text:p>
          </table:table-cell>
          <table:table-cell table:style-name="ACE-1" office:value-type="string">
            <text:p>Terrenos (Matatu Pequeno)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Francisca Romualda dos Santos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24v</text:p>
          </table:table-cell>
          <table:table-cell table:style-name="ACE-1" office:value-type="float" office:value="78">
            <text:p>78</text:p>
          </table:table-cell>
          <table:table-cell table:style-name="ACE-1" office:value-type="string">
            <text:p>Terrenos (Matatú Pequeno)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Joaquim dos Santos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25v</text:p>
          </table:table-cell>
          <table:table-cell table:style-name="ACE-1" office:value-type="float" office:value="82">
            <text:p>82</text:p>
          </table:table-cell>
          <table:table-cell table:style-name="ACE-1" office:value-type="string">
            <text:p>Terrenos (no Matatú Pequeno)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Manuel do Bonfim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26v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Domingos Inacio da Conceição</text:p>
          </table:table-cell>
          <table:table-cell table:number-columns-repeated="2" table:style-name="Gnumeric-default"/>
          <table:table-cell table:number-columns-repeated="2" table:style-name="ACE-4"/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27v</text:p>
          </table:table-cell>
          <table:table-cell table:style-name="ACE-1" office:value-type="float" office:value="89">
            <text:p>89</text:p>
          </table:table-cell>
          <table:table-cell table:style-name="ACE-1" office:value-type="string">
            <text:p>Terrenos (Matatú Pequeno)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Maria dos Santos Alves</text:p>
          </table:table-cell>
          <table:table-cell table:number-columns-repeated="2" table:style-name="Gnumeric-default"/>
          <table:table-cell table:number-columns-repeated="2" table:style-name="ACE-4"/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29v</text:p>
          </table:table-cell>
          <table:table-cell table:style-name="ACE-1" office:value-type="float" office:value="97">
            <text:p>97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Manuel Patricio Xavier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37v</text:p>
          </table:table-cell>
          <table:table-cell table:style-name="ACE-1" office:value-type="float" office:value="122">
            <text:p>122</text:p>
          </table:table-cell>
          <table:table-cell table:style-name="ACE-1" office:value-type="string">
            <text:p>Matatu Pequeno (Roça)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Braz Balthazar da Silveir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8v</text:p>
          </table:table-cell>
          <table:table-cell table:style-name="ACE-1" office:value-type="float" office:value="24">
            <text:p>24</text:p>
          </table:table-cell>
          <table:table-cell table:style-name="ACE-1" office:value-type="string">
            <text:p>Terras (no Matatu Pequeno)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Tomé Mamede de Jesus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9v</text:p>
          </table:table-cell>
          <table:table-cell table:style-name="ACE-1" office:value-type="float" office:value="29">
            <text:p>29</text:p>
          </table:table-cell>
          <table:table-cell table:style-name="ACE-1" office:value-type="string">
            <text:p>Terrenos (Matatú Pequeno)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Manuel de Macedo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31">
            <text:p>31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Pitangueiras</text:p>
          </table:table-cell>
          <table:table-cell table:style-name="ACE-1" office:value-type="string">
            <text:p>Pitangueiras</text:p>
          </table:table-cell>
          <table:table-cell table:style-name="ACE-1" office:value-type="string">
            <text:p>José Joaquim de Santa Terez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16v</text:p>
          </table:table-cell>
          <table:table-cell table:style-name="ACE-1" office:value-type="float" office:value="53">
            <text:p>53</text:p>
          </table:table-cell>
          <table:table-cell table:style-name="ACE-1" office:value-type="string">
            <text:p>Pitangueiras</text:p>
          </table:table-cell>
          <table:table-cell table:style-name="ACE-1" office:value-type="string">
            <text:p>Pitangueiras</text:p>
          </table:table-cell>
          <table:table-cell table:style-name="ACE-1" office:value-type="string">
            <text:p>Felisardo Jeronimo Soares (Padre)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2">
          <table:table-cell table:style-name="ACE-1" office:value-type="float" office:value="38">
            <text:p>38</text:p>
          </table:table-cell>
          <table:table-cell table:style-name="ACE-1" office:value-type="float" office:value="124">
            <text:p>124</text:p>
          </table:table-cell>
          <table:table-cell table:style-name="ACE-1" office:value-type="string">
            <text:p>Pituba (Fazenda)</text:p>
          </table:table-cell>
          <table:table-cell table:style-name="ACE-1" office:value-type="string">
            <text:p>Pituba</text:p>
          </table:table-cell>
          <table:table-cell table:style-name="ACE-1" office:value-type="string">
            <text:p>Viscondessa do Rio Vermelho, ou seu filho, Barão do Rio Vermelho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16">
            <text:p>16</text:p>
          </table:table-cell>
          <table:table-cell table:style-name="ACE-1" office:value-type="float" office:value="51">
            <text:p>51</text:p>
          </table:table-cell>
          <table:table-cell table:style-name="ACE-1" office:value-type="string">
            <text:p>Terreno (Na Quinta das Brotas)</text:p>
          </table:table-cell>
          <table:table-cell table:style-name="ACE-1" office:value-type="string">
            <text:p>Quinta das Beatas</text:p>
          </table:table-cell>
          <table:table-cell table:style-name="ACE-1" office:value-type="string">
            <text:p>José Ricardo da Silva Terr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39v</text:p>
          </table:table-cell>
          <table:table-cell table:style-name="ACE-1" office:value-type="float" office:value="129">
            <text:p>129</text:p>
          </table:table-cell>
          <table:table-cell table:style-name="ACE-1" office:value-type="string">
            <text:p>Quinta das Brotas (Fazenda)</text:p>
          </table:table-cell>
          <table:table-cell table:style-name="ACE-1" office:value-type="string">
            <text:p>Quinta das Beatas</text:p>
          </table:table-cell>
          <table:table-cell table:style-name="ACE-1" office:value-type="string">
            <text:p>Jacinto Muniz Barreto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40v</text:p>
          </table:table-cell>
          <table:table-cell table:style-name="ACE-1" office:value-type="float" office:value="134">
            <text:p>134</text:p>
          </table:table-cell>
          <table:table-cell table:style-name="ACE-1" office:value-type="string">
            <text:p>Quinta das Beatas (Fazenda)</text:p>
          </table:table-cell>
          <table:table-cell table:style-name="ACE-1" office:value-type="string">
            <text:p>Quinta das Beatas</text:p>
          </table:table-cell>
          <table:table-cell table:style-name="ACE-1" office:value-type="string">
            <text:p>Ana Maria Madalena Rejente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12">
            <text:p>12</text:p>
          </table:table-cell>
          <table:table-cell table:style-name="ACE-1" office:value-type="float" office:value="38">
            <text:p>38</text:p>
          </table:table-cell>
          <table:table-cell table:style-name="ACE-1" office:value-type="string">
            <text:p>Terrenos (estrada da rua da Vala)</text:p>
          </table:table-cell>
          <table:table-cell table:style-name="ACE-1" office:value-type="string">
            <text:p>Rua da Vala</text:p>
          </table:table-cell>
          <table:table-cell table:style-name="ACE-1" office:value-type="string">
            <text:p>João da Silva Lopes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37">
            <text:p>37</text:p>
          </table:table-cell>
          <table:table-cell table:style-name="ACE-1" office:value-type="float" office:value="120">
            <text:p>120</text:p>
          </table:table-cell>
          <table:table-cell table:style-name="ACE-1" office:value-type="string">
            <text:p>Terras (Sangradouro)</text:p>
          </table:table-cell>
          <table:table-cell table:style-name="ACE-1" office:value-type="string">
            <text:p>Sangradouro</text:p>
          </table:table-cell>
          <table:table-cell table:style-name="ACE-1" office:value-type="string">
            <text:p>José Rodrigues de Figueiredo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41">
            <text:p>41</text:p>
          </table:table-cell>
          <table:table-cell table:style-name="ACE-1" office:value-type="float" office:value="136">
            <text:p>136</text:p>
          </table:table-cell>
          <table:table-cell table:style-name="ACE-1" office:value-type="string">
            <text:p>Terreno (no alto do Sangradouro)</text:p>
          </table:table-cell>
          <table:table-cell table:style-name="ACE-1" office:value-type="string">
            <text:p>Sangradouro</text:p>
          </table:table-cell>
          <table:table-cell table:style-name="ACE-1" office:value-type="string">
            <text:p>Francisco Gomes de Castro Dr.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19v</text:p>
          </table:table-cell>
          <table:table-cell table:style-name="ACE-1" office:value-type="float" office:value="63">
            <text:p>63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Sangradouro</text:p>
          </table:table-cell>
          <table:table-cell table:style-name="ACE-1" office:value-type="string">
            <text:p>Egidio Pires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21v</text:p>
          </table:table-cell>
          <table:table-cell table:style-name="ACE-1" office:value-type="float" office:value="69">
            <text:p>69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Sangradouro</text:p>
          </table:table-cell>
          <table:table-cell table:style-name="ACE-1" office:value-type="string">
            <text:p>Manuel Agostinho Cruz e Melo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31v</text:p>
          </table:table-cell>
          <table:table-cell table:style-name="ACE-1" office:value-type="float" office:value="103">
            <text:p>103</text:p>
          </table:table-cell>
          <table:table-cell table:style-name="ACE-1" office:value-type="string">
            <text:p>Terrenos (No Sangradouro)</text:p>
          </table:table-cell>
          <table:table-cell table:style-name="ACE-1" office:value-type="string">
            <text:p>Sangradouro</text:p>
          </table:table-cell>
          <table:table-cell table:style-name="ACE-1" office:value-type="string">
            <text:p>Joaquim Olavo da Silva Rebelo (Tenente Coronel)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36">
            <text:p>36</text:p>
          </table:table-cell>
          <table:table-cell table:style-name="ACE-1" office:value-type="float" office:value="119">
            <text:p>119</text:p>
          </table:table-cell>
          <table:table-cell table:style-name="ACE-1" office:value-type="string">
            <text:p>Santa Cruz (Fazenda)</text:p>
          </table:table-cell>
          <table:table-cell table:style-name="ACE-1" office:value-type="string">
            <text:p>Santa Cruz</text:p>
          </table:table-cell>
          <table:table-cell table:style-name="ACE-1" office:value-type="string">
            <text:p>Antonio Joaquim da Silva e Abreu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40">
            <text:p>40</text:p>
          </table:table-cell>
          <table:table-cell table:style-name="ACE-1" office:value-type="float" office:value="133">
            <text:p>133</text:p>
          </table:table-cell>
          <table:table-cell table:style-name="ACE-1" office:value-type="string">
            <text:p>Torre (Roça)</text:p>
          </table:table-cell>
          <table:table-cell table:style-name="ACE-1" office:value-type="string">
            <text:p>Torre</text:p>
          </table:table-cell>
          <table:table-cell table:style-name="ACE-1" office:value-type="string">
            <text:p>Francisco Pires de Carvalho Albuquerque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22v</text:p>
          </table:table-cell>
          <table:table-cell table:style-name="ACE-1" office:value-type="float" office:value="72">
            <text:p>72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Torre</text:p>
          </table:table-cell>
          <table:table-cell table:style-name="ACE-1" office:value-type="string">
            <text:p>Antonia Francisca Leopoldina de Novais Barata</text:p>
          </table:table-cell>
          <table:table-cell table:number-columns-repeated="2" table:style-name="Gnumeric-default"/>
          <table:table-cell table:number-columns-repeated="2" table:style-name="ACE-4"/>
          <table:table-cell table:number-columns-repeated="119" table:style-name="Gnumeric-default"/>
        </table:table-row>
        <table:table-row table:style-name="AROW-1">
          <table:table-cell table:style-name="ACE-1" office:value-type="float" office:value="40">
            <text:p>40</text:p>
          </table:table-cell>
          <table:table-cell table:style-name="ACE-1" office:value-type="float" office:value="131">
            <text:p>131</text:p>
          </table:table-cell>
          <table:table-cell table:style-name="ACE-1" office:value-type="string">
            <text:p>Ubarana (Fazenda)</text:p>
          </table:table-cell>
          <table:table-cell table:style-name="ACE-1" office:value-type="string">
            <text:p>Ubarana</text:p>
          </table:table-cell>
          <table:table-cell table:style-name="ACE-1" office:value-type="string">
            <text:p>Manuel Inacio de Barros Paim</text:p>
          </table:table-cell>
          <table:table-cell table:number-columns-repeated="2" table:style-name="Gnumeric-default"/>
          <table:table-cell table:number-columns-repeated="2" table:style-name="ACE-4"/>
          <table:table-cell table:number-columns-repeated="119" table:style-name="Gnumeric-default"/>
        </table:table-row>
        <table:table-row table:style-name="AROW-1"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Montivideo</text:p>
          </table:table-cell>
          <table:table-cell table:style-name="ACE-1"/>
          <table:table-cell table:style-name="ACE-1" office:value-type="string">
            <text:p>Antonio Mendes Junior e irmãos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3">
            <text:p>3</text:p>
          </table:table-cell>
          <table:table-cell table:style-name="ACE-1" office:value-type="float" office:value="6">
            <text:p>6</text:p>
          </table:table-cell>
          <table:table-cell table:style-name="ACE-1" office:value-type="string">
            <text:p>Mineiro</text:p>
          </table:table-cell>
          <table:table-cell table:style-name="ACE-1"/>
          <table:table-cell table:style-name="ACE-1" office:value-type="string">
            <text:p>Evaristo Ladislau e Silva (Dr. Coronel)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29">
            <text:p>29</text:p>
          </table:table-cell>
          <table:table-cell table:style-name="ACE-1" office:value-type="float" office:value="94">
            <text:p>94</text:p>
          </table:table-cell>
          <table:table-cell table:style-name="ACE-1" office:value-type="string">
            <text:p>Terrenos</text:p>
          </table:table-cell>
          <table:table-cell table:style-name="ACE-1"/>
          <table:table-cell table:style-name="ACE-1" office:value-type="string">
            <text:p>Antonio Ramos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29">
            <text:p>29</text:p>
          </table:table-cell>
          <table:table-cell table:style-name="ACE-1" office:value-type="float" office:value="95">
            <text:p>95</text:p>
          </table:table-cell>
          <table:table-cell table:style-name="ACE-1" office:value-type="string">
            <text:p>Terrenos</text:p>
          </table:table-cell>
          <table:table-cell table:style-name="ACE-1"/>
          <table:table-cell table:style-name="ACE-1" office:value-type="string">
            <text:p>Maria do Sacramento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33">
            <text:p>33</text:p>
          </table:table-cell>
          <table:table-cell table:style-name="ACE-1" office:value-type="float" office:value="109">
            <text:p>109</text:p>
          </table:table-cell>
          <table:table-cell table:style-name="ACE-1" office:value-type="string">
            <text:p>Terrenos</text:p>
          </table:table-cell>
          <table:table-cell table:style-name="ACE-1"/>
          <table:table-cell table:style-name="ACE-1" office:value-type="string">
            <text:p>Michelina Ladislau e Silv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40">
            <text:p>40</text:p>
          </table:table-cell>
          <table:table-cell table:style-name="ACE-1" office:value-type="float" office:value="132">
            <text:p>132</text:p>
          </table:table-cell>
          <table:table-cell table:style-name="ACE-1" office:value-type="string">
            <text:p>Terrenos</text:p>
          </table:table-cell>
          <table:table-cell table:style-name="ACE-1"/>
          <table:table-cell table:style-name="ACE-1" office:value-type="string">
            <text:p>Manuel José de Santana (Cirurgião Mor)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41">
            <text:p>41</text:p>
          </table:table-cell>
          <table:table-cell table:style-name="ACE-1" office:value-type="float" office:value="137">
            <text:p>137</text:p>
          </table:table-cell>
          <table:table-cell table:style-name="ACE-1" office:value-type="string">
            <text:p>Terrenos</text:p>
          </table:table-cell>
          <table:table-cell table:style-name="ACE-1"/>
          <table:table-cell table:style-name="ACE-1" office:value-type="string">
            <text:p>Maria Joaquina do Espirito Santo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float" office:value="42">
            <text:p>42</text:p>
          </table:table-cell>
          <table:table-cell table:style-name="ACE-1" office:value-type="float" office:value="140">
            <text:p>140</text:p>
          </table:table-cell>
          <table:table-cell table:style-name="ACE-1" office:value-type="string">
            <text:p>Palacete</text:p>
          </table:table-cell>
          <table:table-cell table:style-name="ACE-1"/>
          <table:table-cell table:style-name="ACE-1" office:value-type="string">
            <text:p>Firmino Pacifico Duarte Gameleir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29v</text:p>
          </table:table-cell>
          <table:table-cell table:style-name="ACE-1" office:value-type="float" office:value="96">
            <text:p>96</text:p>
          </table:table-cell>
          <table:table-cell table:style-name="ACE-1" office:value-type="string">
            <text:p>Terreno</text:p>
          </table:table-cell>
          <table:table-cell table:style-name="ACE-1"/>
          <table:table-cell table:style-name="ACE-1" office:value-type="string">
            <text:p>Antonio Monteiro de Carvalho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36v</text:p>
          </table:table-cell>
          <table:table-cell table:style-name="ACE-1" office:value-type="string">
            <text:p>119 A</text:p>
          </table:table-cell>
          <table:table-cell table:style-name="ACE-1" office:value-type="string">
            <text:p>Alagôa</text:p>
          </table:table-cell>
          <table:table-cell table:style-name="ACE-1"/>
          <table:table-cell table:style-name="ACE-1" office:value-type="string">
            <text:p>José Alves do Amaral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39v</text:p>
          </table:table-cell>
          <table:table-cell table:style-name="ACE-1" office:value-type="float" office:value="130">
            <text:p>130</text:p>
          </table:table-cell>
          <table:table-cell table:style-name="ACE-1" office:value-type="string">
            <text:p>Terrenos</text:p>
          </table:table-cell>
          <table:table-cell table:style-name="ACE-1"/>
          <table:table-cell table:style-name="ACE-1" office:value-type="string">
            <text:p>José Luis da Rocha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40v</text:p>
          </table:table-cell>
          <table:table-cell table:style-name="ACE-1" office:value-type="float" office:value="135">
            <text:p>135</text:p>
          </table:table-cell>
          <table:table-cell table:style-name="ACE-1" office:value-type="string">
            <text:p>Terrenos</text:p>
          </table:table-cell>
          <table:table-cell table:style-name="ACE-1"/>
          <table:table-cell table:style-name="ACE-1" office:value-type="string">
            <text:p>Angelo Francisco de Andrade</text:p>
          </table:table-cell>
          <table:table-cell table:number-columns-repeated="2" table:style-name="Gnumeric-default"/>
          <table:table-cell table:style-name="ACE-4" office:value-type="string">
            <text:p/>
          </table:table-cell>
          <table:table-cell table:style-name="ACE-4" office:value-type="string">
            <text:p/>
          </table:table-cell>
          <table:table-cell table:number-columns-repeated="119" table:style-name="Gnumeric-default"/>
        </table:table-row>
        <table:table-row table:style-name="AROW-1">
          <table:table-cell table:style-name="ACE-1" office:value-type="string">
            <text:p>41v</text:p>
          </table:table-cell>
          <table:table-cell table:style-name="ACE-1" office:value-type="float" office:value="138">
            <text:p>138</text:p>
          </table:table-cell>
          <table:table-cell table:style-name="ACE-1" office:value-type="string">
            <text:p>Terrenos</text:p>
          </table:table-cell>
          <table:table-cell table:style-name="ACE-1"/>
          <table:table-cell table:style-name="ACE-1" office:value-type="string">
            <text:p>Joaquim José de Santana Gomes por seus cunhados</text:p>
          </table:table-cell>
          <table:table-cell table:number-columns-repeated="2" table:style-name="Gnumeric-default"/>
          <table:table-cell table:number-columns-repeated="2" table:style-name="ACE-4"/>
          <table:table-cell table:number-columns-repeated="119" table:style-name="Gnumeric-default"/>
        </table:table-row>
        <table:table-row table:style-name="AROW-0" table:number-rows-repeated="101">
          <table:table-cell table:number-columns-repeated="128" table:style-name="Gnumeric-default"/>
        </table:table-row>
        <table:named-expressions>
          <table:named-expression table:name="Print_Area" table:expression="of:=#REF!" table:base-cell-address="$'Planilha1'.$A$1"/>
          <table:named-expression table:name="Sheet_Title" table:expression="of:=&quot;Planilha1&quot;" table:base-cell-address="$'Planilha1'.$A$1"/>
        </table:named-expressions>
        <gnm:selections gnm:cursor-col="3" gnm:cursor-row="125">
          <gnm:selection gnm:start-col="3" gnm:start-row="125" gnm:end-col="3" gnm:end-row="125"/>
        </gnm:selections>
      </table:table>
      <table:table table:name="Planilha3" table:style-name="ta-1" table:print="true">
        <office:forms form:automatic-focus="false" form:apply-design-mode="false">
          <form:form/>
        </office:forms>
        <table:table-column table:default-cell-style-name="ACE-7" table:style-name="ACOL-5"/>
        <table:table-column table:default-cell-style-name="ACE-7" table:style-name="ACOL-6"/>
        <table:table-column table:default-cell-style-name="ACE-7" table:style-name="ACOL-1"/>
        <table:table-column table:default-cell-style-name="ACE-7" table:style-name="ACOL-7"/>
        <table:table-column table:default-cell-style-name="ACE-7" table:style-name="ACOL-1" table:number-columns-repeated="2"/>
        <table:table-column table:default-cell-style-name="ACE-7" table:style-name="ACOL-8"/>
        <table:table-column table:default-cell-style-name="ACE-7" table:style-name="ACOL-0" table:number-columns-repeated="121"/>
        <table:table-row table:style-name="AROW-1">
          <table:table-cell table:style-name="ACE-6" office:value-type="string">
            <text:p>BR BAAPB – Fundo Colonial – Série Registros de Terras – Livro 4675</text:p>
          </table:table-cell>
          <table:table-cell table:style-name="ACE-7"/>
          <table:table-cell table:style-name="ACE-9"/>
          <table:table-cell table:style-name="ACE-7"/>
          <table:table-cell table:style-name="ACE-9"/>
          <table:table-cell table:style-name="ACE-7"/>
          <table:table-cell table:style-name="ACE-9"/>
          <table:table-cell table:number-columns-repeated="121" table:style-name="ACE-7"/>
        </table:table-row>
        <table:table-row table:style-name="AROW-1">
          <table:table-cell table:number-columns-repeated="2" table:style-name="ACE-7"/>
          <table:table-cell table:style-name="ACE-9"/>
          <table:table-cell table:style-name="ACE-7"/>
          <table:table-cell table:style-name="ACE-9"/>
          <table:table-cell table:style-name="ACE-7"/>
          <table:table-cell table:style-name="ACE-9"/>
          <table:table-cell table:number-columns-repeated="121" table:style-name="ACE-7"/>
        </table:table-row>
        <table:table-row table:style-name="AROW-1">
          <table:table-cell table:style-name="ACE-8" office:value-type="string">
            <text:p>Localidade</text:p>
          </table:table-cell>
          <table:table-cell table:style-name="ACE-8" office:value-type="string">
            <text:p>Imóveis (1858-1862)</text:p>
          </table:table-cell>
          <table:table-cell table:style-name="ACE-10" office:value-type="string">
            <text:p>% do total</text:p>
          </table:table-cell>
          <table:table-cell table:style-name="ACE-8" office:value-type="string">
            <text:p>Imóveis (1886-1891)</text:p>
          </table:table-cell>
          <table:table-cell table:style-name="ACE-10" office:value-type="string">
            <text:p>% do total</text:p>
          </table:table-cell>
          <table:table-cell table:style-name="ACE-8" office:value-type="string">
            <text:p>Variação</text:p>
          </table:table-cell>
          <table:table-cell table:style-name="ACE-10" office:value-type="string">
            <text:p>Variação (%)</text:p>
          </table:table-cell>
          <table:table-cell table:number-columns-repeated="121" table:style-name="ACE-7"/>
        </table:table-row>
        <table:table-row table:style-name="AROW-1">
          <table:table-cell table:style-name="ACE-7" office:value-type="string">
            <text:p>Acupe</text:p>
          </table:table-cell>
          <table:table-cell table:style-name="ACE-7" office:value-type="float" office:value="17">
            <text:p>17</text:p>
          </table:table-cell>
          <table:table-cell table:style-name="ACE-9" table:formula="of:=[.B4]/[.B32]" office:value-type="float" office:value="0.12056737588652482">
            <text:p>12.06%</text:p>
          </table:table-cell>
          <table:table-cell table:style-name="ACE-7" office:value-type="float" office:value="22">
            <text:p>22</text:p>
          </table:table-cell>
          <table:table-cell table:style-name="ACE-9" table:formula="of:=[.D4]/[.D32]" office:value-type="float" office:value="0.067484662576687116">
            <text:p>6.75%</text:p>
          </table:table-cell>
          <table:table-cell table:style-name="ACE-7" table:formula="of:=[.D4]-[.B4]" office:value-type="float" office:value="5">
            <text:p>5</text:p>
          </table:table-cell>
          <table:table-cell table:style-name="ACE-9" table:formula="of:=[.F4]/[.D4]" office:value-type="float" office:value="0.22727272727272727">
            <text:p>22.73%</text:p>
          </table:table-cell>
          <table:table-cell table:number-columns-repeated="121" table:style-name="ACE-7"/>
        </table:table-row>
        <table:table-row table:style-name="AROW-1">
          <table:table-cell table:style-name="ACE-7" office:value-type="string">
            <text:p>Sangradouro</text:p>
          </table:table-cell>
          <table:table-cell table:style-name="ACE-7" office:value-type="float" office:value="7">
            <text:p>7</text:p>
          </table:table-cell>
          <table:table-cell table:style-name="ACE-9" table:formula="of:=[.B5]/[.B32]" office:value-type="float" office:value="0.049645390070921988">
            <text:p>4.96%</text:p>
          </table:table-cell>
          <table:table-cell table:style-name="ACE-7" office:value-type="float" office:value="15">
            <text:p>15</text:p>
          </table:table-cell>
          <table:table-cell table:style-name="ACE-9" table:formula="of:=[.D5]/[.D32]" office:value-type="float" office:value="0.046012269938650305">
            <text:p>4.60%</text:p>
          </table:table-cell>
          <table:table-cell table:style-name="ACE-7" table:formula="of:=[.D5]-[.B5]" office:value-type="float" office:value="8">
            <text:p>8</text:p>
          </table:table-cell>
          <table:table-cell table:style-name="ACE-9" table:formula="of:=[.F5]/[.D5]" office:value-type="float" office:value="0.53333333333333333">
            <text:p>53.33%</text:p>
          </table:table-cell>
          <table:table-cell table:number-columns-repeated="121" table:style-name="ACE-7"/>
        </table:table-row>
        <table:table-row table:style-name="AROW-1">
          <table:table-cell table:style-name="ACE-7" office:value-type="string">
            <text:p>Armação</text:p>
          </table:table-cell>
          <table:table-cell table:style-name="ACE-7" office:value-type="float" office:value="1">
            <text:p>1</text:p>
          </table:table-cell>
          <table:table-cell table:style-name="ACE-9" table:formula="of:=[.B6]/[.B32]" office:value-type="float" office:value="0.0070921985815602835">
            <text:p>0.71%</text:p>
          </table:table-cell>
          <table:table-cell table:style-name="ACE-7" office:value-type="float" office:value="10">
            <text:p>10</text:p>
          </table:table-cell>
          <table:table-cell table:style-name="ACE-9" table:formula="of:=[.D6]/[.D32]" office:value-type="float" office:value="0.030674846625766871">
            <text:p>3.07%</text:p>
          </table:table-cell>
          <table:table-cell table:style-name="ACE-7" table:formula="of:=[.D6]-[.B6]" office:value-type="float" office:value="9">
            <text:p>9</text:p>
          </table:table-cell>
          <table:table-cell table:style-name="ACE-9" table:formula="of:=[.F6]/[.D6]" office:value-type="float" office:value="0.90000000000000002">
            <text:p>90.00%</text:p>
          </table:table-cell>
          <table:table-cell table:number-columns-repeated="121" table:style-name="ACE-7"/>
        </table:table-row>
        <table:table-row table:style-name="AROW-1">
          <table:table-cell table:style-name="ACE-7" office:value-type="string">
            <text:p>Várzea/Engenho de Santo Antônio</text:p>
          </table:table-cell>
          <table:table-cell table:style-name="ACE-7" office:value-type="float" office:value="1">
            <text:p>1</text:p>
          </table:table-cell>
          <table:table-cell table:style-name="ACE-9" table:formula="of:=[.B7]/[.B32]" office:value-type="float" office:value="0.0070921985815602835">
            <text:p>0.71%</text:p>
          </table:table-cell>
          <table:table-cell table:style-name="ACE-7" office:value-type="float" office:value="1">
            <text:p>1</text:p>
          </table:table-cell>
          <table:table-cell table:style-name="ACE-9" table:formula="of:=[.D7]/[.D32]" office:value-type="float" office:value="0.0030674846625766872">
            <text:p>0.31%</text:p>
          </table:table-cell>
          <table:table-cell table:style-name="ACE-7" table:formula="of:=[.D7]-[.B7]" office:value-type="float" office:value="0">
            <text:p>0</text:p>
          </table:table-cell>
          <table:table-cell table:style-name="ACE-9" table:formula="of:=[.F7]/[.D7]" office:value-type="float" office:value="0">
            <text:p>0.00%</text:p>
          </table:table-cell>
          <table:table-cell table:number-columns-repeated="121" table:style-name="ACE-7"/>
        </table:table-row>
        <table:table-row table:style-name="AROW-1">
          <table:table-cell table:style-name="ACE-7" office:value-type="string">
            <text:p>Brotas</text:p>
          </table:table-cell>
          <table:table-cell table:style-name="ACE-7" office:value-type="float" office:value="1">
            <text:p>1</text:p>
          </table:table-cell>
          <table:table-cell table:style-name="ACE-9" table:formula="of:=[.B8]/[.B32]" office:value-type="float" office:value="0.0070921985815602835">
            <text:p>0.71%</text:p>
          </table:table-cell>
          <table:table-cell table:style-name="ACE-7" office:value-type="float" office:value="1">
            <text:p>1</text:p>
          </table:table-cell>
          <table:table-cell table:style-name="ACE-9" table:formula="of:=[.D8]/[.D32]" office:value-type="float" office:value="0.0030674846625766872">
            <text:p>0.31%</text:p>
          </table:table-cell>
          <table:table-cell table:style-name="ACE-7" table:formula="of:=[.D8]-[.B8]" office:value-type="float" office:value="0">
            <text:p>0</text:p>
          </table:table-cell>
          <table:table-cell table:style-name="ACE-9" table:formula="of:=[.F8]/[.D8]" office:value-type="float" office:value="0">
            <text:p>0.00%</text:p>
          </table:table-cell>
          <table:table-cell table:number-columns-repeated="121" table:style-name="ACE-7"/>
        </table:table-row>
        <table:table-row table:style-name="AROW-1">
          <table:table-cell table:style-name="ACE-7" office:value-type="string">
            <text:p>Bulhões</text:p>
          </table:table-cell>
          <table:table-cell table:style-name="ACE-7" office:value-type="float" office:value="1">
            <text:p>1</text:p>
          </table:table-cell>
          <table:table-cell table:style-name="ACE-9" table:formula="of:=[.B9]/[.B32]" office:value-type="float" office:value="0.0070921985815602835">
            <text:p>0.71%</text:p>
          </table:table-cell>
          <table:table-cell table:style-name="ACE-7" office:value-type="float" office:value="0">
            <text:p>0</text:p>
          </table:table-cell>
          <table:table-cell table:style-name="ACE-9" table:formula="of:=[.D9]/[.D32]" office:value-type="float" office:value="0">
            <text:p>0.00%</text:p>
          </table:table-cell>
          <table:table-cell table:style-name="ACE-7" table:formula="of:=[.D9]-[.B9]" office:value-type="float" office:value="-1">
            <text:p>−1</text:p>
          </table:table-cell>
          <table:table-cell table:style-name="ACE-9" table:formula="of:=[.F9]/[.D9]" office:value-type="string" office:string-value="#DIV/0!">
            <text:p>#DIV/0!</text:p>
          </table:table-cell>
          <table:table-cell table:number-columns-repeated="121" table:style-name="ACE-7"/>
        </table:table-row>
        <table:table-row table:style-name="AROW-1">
          <table:table-cell table:style-name="ACE-7" office:value-type="string">
            <text:p>Campinas</text:p>
          </table:table-cell>
          <table:table-cell table:style-name="ACE-7" office:value-type="float" office:value="7">
            <text:p>7</text:p>
          </table:table-cell>
          <table:table-cell table:style-name="ACE-9" table:formula="of:=[.B10]/[.B32]" office:value-type="float" office:value="0.049645390070921988">
            <text:p>4.96%</text:p>
          </table:table-cell>
          <table:table-cell table:style-name="ACE-7" office:value-type="float" office:value="2">
            <text:p>2</text:p>
          </table:table-cell>
          <table:table-cell table:style-name="ACE-9" table:formula="of:=[.D10]/[.D32]" office:value-type="float" office:value="0.0061349693251533744">
            <text:p>0.61%</text:p>
          </table:table-cell>
          <table:table-cell table:style-name="ACE-7" table:formula="of:=[.D10]-[.B10]" office:value-type="float" office:value="-5">
            <text:p>−5</text:p>
          </table:table-cell>
          <table:table-cell table:style-name="ACE-9" table:formula="of:=[.F10]/[.D10]" office:value-type="float" office:value="-2.5">
            <text:p>−250.00%</text:p>
          </table:table-cell>
          <table:table-cell table:number-columns-repeated="121" table:style-name="ACE-7"/>
        </table:table-row>
        <table:table-row table:style-name="AROW-1">
          <table:table-cell table:style-name="ACE-7" office:value-type="string">
            <text:p>Candeal</text:p>
          </table:table-cell>
          <table:table-cell table:style-name="ACE-7" office:value-type="float" office:value="3">
            <text:p>3</text:p>
          </table:table-cell>
          <table:table-cell table:style-name="ACE-9" table:formula="of:=[.B11]/[.B32]" office:value-type="float" office:value="0.021276595744680851">
            <text:p>2.13%</text:p>
          </table:table-cell>
          <table:table-cell table:style-name="ACE-7" office:value-type="float" office:value="3">
            <text:p>3</text:p>
          </table:table-cell>
          <table:table-cell table:style-name="ACE-9" table:formula="of:=[.D11]/[.D32]" office:value-type="float" office:value="0.009202453987730062">
            <text:p>0.92%</text:p>
          </table:table-cell>
          <table:table-cell table:style-name="ACE-7" table:formula="of:=[.D11]-[.B11]" office:value-type="float" office:value="0">
            <text:p>0</text:p>
          </table:table-cell>
          <table:table-cell table:style-name="ACE-9" table:formula="of:=[.F11]/[.D11]" office:value-type="float" office:value="0">
            <text:p>0.00%</text:p>
          </table:table-cell>
          <table:table-cell table:number-columns-repeated="121" table:style-name="ACE-7"/>
        </table:table-row>
        <table:table-row table:style-name="AROW-1">
          <table:table-cell table:style-name="ACE-7" office:value-type="string">
            <text:p>Engenho Velho / Boa Vista</text:p>
          </table:table-cell>
          <table:table-cell table:style-name="ACE-7" office:value-type="float" office:value="6">
            <text:p>6</text:p>
          </table:table-cell>
          <table:table-cell table:style-name="ACE-9" table:formula="of:=[.B12]/[.B32]" office:value-type="float" office:value="0.042553191489361701">
            <text:p>4.26%</text:p>
          </table:table-cell>
          <table:table-cell table:style-name="ACE-7" office:value-type="float" office:value="18">
            <text:p>18</text:p>
          </table:table-cell>
          <table:table-cell table:style-name="ACE-9" table:formula="of:=[.D12]/[.D32]" office:value-type="float" office:value="0.055214723926380369">
            <text:p>5.52%</text:p>
          </table:table-cell>
          <table:table-cell table:style-name="ACE-7" table:formula="of:=[.D12]-[.B12]" office:value-type="float" office:value="12">
            <text:p>12</text:p>
          </table:table-cell>
          <table:table-cell table:style-name="ACE-9" table:formula="of:=[.F12]/[.D12]" office:value-type="float" office:value="0.66666666666666663">
            <text:p>66.67%</text:p>
          </table:table-cell>
          <table:table-cell table:number-columns-repeated="121" table:style-name="ACE-7"/>
        </table:table-row>
        <table:table-row table:style-name="AROW-1">
          <table:table-cell table:style-name="ACE-7" office:value-type="string">
            <text:p>Cruz da Redenção</text:p>
          </table:table-cell>
          <table:table-cell table:style-name="ACE-7" office:value-type="float" office:value="4">
            <text:p>4</text:p>
          </table:table-cell>
          <table:table-cell table:style-name="ACE-9" table:formula="of:=[.B13]/[.B32]" office:value-type="float" office:value="0.028368794326241134">
            <text:p>2.84%</text:p>
          </table:table-cell>
          <table:table-cell table:style-name="ACE-7" office:value-type="float" office:value="8">
            <text:p>8</text:p>
          </table:table-cell>
          <table:table-cell table:style-name="ACE-9" table:formula="of:=[.D13]/[.D32]" office:value-type="float" office:value="0.024539877300613498">
            <text:p>2.45%</text:p>
          </table:table-cell>
          <table:table-cell table:style-name="ACE-7" table:formula="of:=[.D13]-[.B13]" office:value-type="float" office:value="4">
            <text:p>4</text:p>
          </table:table-cell>
          <table:table-cell table:style-name="ACE-9" table:formula="of:=[.F13]/[.D13]" office:value-type="float" office:value="0.5">
            <text:p>50.00%</text:p>
          </table:table-cell>
          <table:table-cell table:number-columns-repeated="121" table:style-name="ACE-7"/>
        </table:table-row>
        <table:table-row table:style-name="AROW-1">
          <table:table-cell table:style-name="ACE-7" office:value-type="string">
            <text:p>Cruz das Almas / Brotas-Rio Vermelho</text:p>
          </table:table-cell>
          <table:table-cell table:style-name="ACE-7" office:value-type="float" office:value="7">
            <text:p>7</text:p>
          </table:table-cell>
          <table:table-cell table:style-name="ACE-9" table:formula="of:=[.B14]/[.B32]" office:value-type="float" office:value="0.049645390070921988">
            <text:p>4.96%</text:p>
          </table:table-cell>
          <table:table-cell table:style-name="ACE-7" office:value-type="float" office:value="14">
            <text:p>14</text:p>
          </table:table-cell>
          <table:table-cell table:style-name="ACE-9" table:formula="of:=[.D14]/[.D32]" office:value-type="float" office:value="0.042944785276073622">
            <text:p>4.29%</text:p>
          </table:table-cell>
          <table:table-cell table:style-name="ACE-7" table:formula="of:=[.D14]-[.B14]" office:value-type="float" office:value="7">
            <text:p>7</text:p>
          </table:table-cell>
          <table:table-cell table:style-name="ACE-9" table:formula="of:=[.F14]/[.D14]" office:value-type="float" office:value="0.5">
            <text:p>50.00%</text:p>
          </table:table-cell>
          <table:table-cell table:number-columns-repeated="121" table:style-name="ACE-7"/>
        </table:table-row>
        <table:table-row table:style-name="AROW-1">
          <table:table-cell table:style-name="ACE-7" office:value-type="string">
            <text:p>Ubarana</text:p>
          </table:table-cell>
          <table:table-cell table:style-name="ACE-7" office:value-type="float" office:value="2">
            <text:p>2</text:p>
          </table:table-cell>
          <table:table-cell table:style-name="ACE-9" table:formula="of:=[.B15]/[.B32]" office:value-type="float" office:value="0.014184397163120567">
            <text:p>1.42%</text:p>
          </table:table-cell>
          <table:table-cell table:style-name="ACE-7" office:value-type="float" office:value="2">
            <text:p>2</text:p>
          </table:table-cell>
          <table:table-cell table:style-name="ACE-9" table:formula="of:=[.D15]/[.D32]" office:value-type="float" office:value="0.0061349693251533744">
            <text:p>0.61%</text:p>
          </table:table-cell>
          <table:table-cell table:style-name="ACE-7" table:formula="of:=[.D15]-[.B15]" office:value-type="float" office:value="0">
            <text:p>0</text:p>
          </table:table-cell>
          <table:table-cell table:style-name="ACE-9" table:formula="of:=[.F15]/[.D15]" office:value-type="float" office:value="0">
            <text:p>0.00%</text:p>
          </table:table-cell>
          <table:table-cell table:number-columns-repeated="121" table:style-name="ACE-7"/>
        </table:table-row>
        <table:table-row table:style-name="AROW-1">
          <table:table-cell table:style-name="ACE-7" office:value-type="string">
            <text:p>Estrada de Brotas</text:p>
          </table:table-cell>
          <table:table-cell table:style-name="ACE-7" office:value-type="float" office:value="13">
            <text:p>13</text:p>
          </table:table-cell>
          <table:table-cell table:style-name="ACE-9" table:formula="of:=[.B16]/[.B32]" office:value-type="float" office:value="0.092198581560283682">
            <text:p>9.22%</text:p>
          </table:table-cell>
          <table:table-cell table:style-name="ACE-7" office:value-type="float" office:value="15">
            <text:p>15</text:p>
          </table:table-cell>
          <table:table-cell table:style-name="ACE-9" table:formula="of:=[.D16]/[.D32]" office:value-type="float" office:value="0.046012269938650305">
            <text:p>4.60%</text:p>
          </table:table-cell>
          <table:table-cell table:style-name="ACE-7" table:formula="of:=[.D16]-[.B16]" office:value-type="float" office:value="2">
            <text:p>2</text:p>
          </table:table-cell>
          <table:table-cell table:style-name="ACE-9" table:formula="of:=[.F16]/[.D16]" office:value-type="float" office:value="0.13333333333333333">
            <text:p>13.33%</text:p>
          </table:table-cell>
          <table:table-cell table:number-columns-repeated="121" table:style-name="ACE-7"/>
        </table:table-row>
        <table:table-row table:style-name="AROW-1">
          <table:table-cell table:style-name="ACE-7" office:value-type="string">
            <text:p>Estrada da União</text:p>
          </table:table-cell>
          <table:table-cell table:style-name="ACE-7" office:value-type="float" office:value="2">
            <text:p>2</text:p>
          </table:table-cell>
          <table:table-cell table:style-name="ACE-9" table:formula="of:=[.B17]/29" office:value-type="float" office:value="0.068965517241379309">
            <text:p>6.90%</text:p>
          </table:table-cell>
          <table:table-cell table:style-name="ACE-7" office:value-type="float" office:value="0">
            <text:p>0</text:p>
          </table:table-cell>
          <table:table-cell table:style-name="ACE-9" table:formula="of:=[.D17]/29" office:value-type="float" office:value="0">
            <text:p>0.00%</text:p>
          </table:table-cell>
          <table:table-cell table:style-name="ACE-7" table:formula="of:=[.D17]-[.B17]" office:value-type="float" office:value="-2">
            <text:p>−2</text:p>
          </table:table-cell>
          <table:table-cell table:style-name="ACE-9" table:formula="of:=[.F17]/[.D17]" office:value-type="string" office:string-value="#DIV/0!">
            <text:p>#DIV/0!</text:p>
          </table:table-cell>
          <table:table-cell table:number-columns-repeated="121" table:style-name="ACE-7"/>
        </table:table-row>
        <table:table-row table:style-name="AROW-1">
          <table:table-cell table:style-name="ACE-7" office:value-type="string">
            <text:p>Matatu</text:p>
          </table:table-cell>
          <table:table-cell table:style-name="ACE-7" office:value-type="float" office:value="50">
            <text:p>50</text:p>
          </table:table-cell>
          <table:table-cell table:style-name="ACE-9" table:formula="of:=[.B18]/[.B32]" office:value-type="float" office:value="0.3546099290780142">
            <text:p>35.46%</text:p>
          </table:table-cell>
          <table:table-cell table:style-name="ACE-7" office:value-type="float" office:value="66">
            <text:p>66</text:p>
          </table:table-cell>
          <table:table-cell table:style-name="ACE-9" table:formula="of:=[.D18]/[.D32]" office:value-type="float" office:value="0.20245398773006135">
            <text:p>20.25%</text:p>
          </table:table-cell>
          <table:table-cell table:style-name="ACE-7" table:formula="of:=[.D18]-[.B18]" office:value-type="float" office:value="16">
            <text:p>16</text:p>
          </table:table-cell>
          <table:table-cell table:style-name="ACE-9" table:formula="of:=[.F18]/[.D18]" office:value-type="float" office:value="0.24242424242424243">
            <text:p>24.24%</text:p>
          </table:table-cell>
          <table:table-cell table:number-columns-repeated="121" table:style-name="ACE-7"/>
        </table:table-row>
        <table:table-row table:style-name="AROW-1">
          <table:table-cell table:style-name="ACE-7" office:value-type="string">
            <text:p>Beiju</text:p>
          </table:table-cell>
          <table:table-cell table:style-name="ACE-7" office:value-type="float" office:value="2">
            <text:p>2</text:p>
          </table:table-cell>
          <table:table-cell table:style-name="ACE-9" table:formula="of:=[.B19]/[.B32]" office:value-type="float" office:value="0.014184397163120567">
            <text:p>1.42%</text:p>
          </table:table-cell>
          <table:table-cell table:style-name="ACE-7" office:value-type="float" office:value="0">
            <text:p>0</text:p>
          </table:table-cell>
          <table:table-cell table:style-name="ACE-9" table:formula="of:=[.D19]/[.D32]" office:value-type="float" office:value="0">
            <text:p>0.00%</text:p>
          </table:table-cell>
          <table:table-cell table:style-name="ACE-7" table:formula="of:=[.D19]-[.B19]" office:value-type="float" office:value="-2">
            <text:p>−2</text:p>
          </table:table-cell>
          <table:table-cell table:style-name="ACE-9" table:formula="of:=[.F19]/[.D19]" office:value-type="string" office:string-value="#DIV/0!">
            <text:p>#DIV/0!</text:p>
          </table:table-cell>
          <table:table-cell table:number-columns-repeated="121" table:style-name="ACE-7"/>
        </table:table-row>
        <table:table-row table:style-name="AROW-1">
          <table:table-cell table:style-name="ACE-7" office:value-type="string">
            <text:p>Largo de Brotas</text:p>
          </table:table-cell>
          <table:table-cell table:style-name="ACE-7" office:value-type="float" office:value="5">
            <text:p>5</text:p>
          </table:table-cell>
          <table:table-cell table:style-name="ACE-9" table:formula="of:=[.B20]/[.B32]" office:value-type="float" office:value="0.035460992907801421">
            <text:p>3.55%</text:p>
          </table:table-cell>
          <table:table-cell table:style-name="ACE-7" office:value-type="float" office:value="39">
            <text:p>39</text:p>
          </table:table-cell>
          <table:table-cell table:style-name="ACE-9" table:formula="of:=[.D20]/[.D32]" office:value-type="float" office:value="0.1196319018404908">
            <text:p>11.96%</text:p>
          </table:table-cell>
          <table:table-cell table:style-name="ACE-7" table:formula="of:=[.D20]-[.B20]" office:value-type="float" office:value="34">
            <text:p>34</text:p>
          </table:table-cell>
          <table:table-cell table:style-name="ACE-9" table:formula="of:=[.F20]/[.D20]" office:value-type="float" office:value="0.87179487179487181">
            <text:p>87.18%</text:p>
          </table:table-cell>
          <table:table-cell table:number-columns-repeated="121" table:style-name="ACE-7"/>
        </table:table-row>
        <table:table-row table:style-name="AROW-1">
          <table:table-cell table:style-name="ACE-7" office:value-type="string">
            <text:p>Lucaia</text:p>
          </table:table-cell>
          <table:table-cell table:style-name="ACE-7" office:value-type="float" office:value="1">
            <text:p>1</text:p>
          </table:table-cell>
          <table:table-cell table:style-name="ACE-9" table:formula="of:=[.B21]/[.B32]" office:value-type="float" office:value="0.0070921985815602835">
            <text:p>0.71%</text:p>
          </table:table-cell>
          <table:table-cell table:style-name="ACE-7" office:value-type="float" office:value="0">
            <text:p>0</text:p>
          </table:table-cell>
          <table:table-cell table:style-name="ACE-9" table:formula="of:=[.D21]/[.D32]" office:value-type="float" office:value="0">
            <text:p>0.00%</text:p>
          </table:table-cell>
          <table:table-cell table:style-name="ACE-7" table:formula="of:=[.D21]-[.B21]" office:value-type="float" office:value="-1">
            <text:p>−1</text:p>
          </table:table-cell>
          <table:table-cell table:style-name="ACE-9" table:formula="of:=[.F21]/[.D21]" office:value-type="string" office:string-value="#DIV/0!">
            <text:p>#DIV/0!</text:p>
          </table:table-cell>
          <table:table-cell table:number-columns-repeated="121" table:style-name="ACE-7"/>
        </table:table-row>
        <table:table-row table:style-name="AROW-1">
          <table:table-cell table:style-name="ACE-7" office:value-type="string">
            <text:p>Pitangueiras</text:p>
          </table:table-cell>
          <table:table-cell table:style-name="ACE-7" office:value-type="float" office:value="2">
            <text:p>2</text:p>
          </table:table-cell>
          <table:table-cell table:style-name="ACE-9" table:formula="of:=[.B22]/[.B32]" office:value-type="float" office:value="0.014184397163120567">
            <text:p>1.42%</text:p>
          </table:table-cell>
          <table:table-cell table:style-name="ACE-7" office:value-type="float" office:value="0">
            <text:p>0</text:p>
          </table:table-cell>
          <table:table-cell table:style-name="ACE-9" table:formula="of:=[.D22]/[.D32]" office:value-type="float" office:value="0">
            <text:p>0.00%</text:p>
          </table:table-cell>
          <table:table-cell table:style-name="ACE-7" table:formula="of:=[.D22]-[.B22]" office:value-type="float" office:value="-2">
            <text:p>−2</text:p>
          </table:table-cell>
          <table:table-cell table:style-name="ACE-9" table:formula="of:=[.F22]/[.D22]" office:value-type="string" office:string-value="#DIV/0!">
            <text:p>#DIV/0!</text:p>
          </table:table-cell>
          <table:table-cell table:number-columns-repeated="121" table:style-name="ACE-7"/>
        </table:table-row>
        <table:table-row table:style-name="AROW-1">
          <table:table-cell table:style-name="ACE-7" office:value-type="string">
            <text:p>Pituba</text:p>
          </table:table-cell>
          <table:table-cell table:style-name="ACE-7" office:value-type="float" office:value="1">
            <text:p>1</text:p>
          </table:table-cell>
          <table:table-cell table:style-name="ACE-9" table:formula="of:=[.B23]/[.B32]" office:value-type="float" office:value="0.0070921985815602835">
            <text:p>0.71%</text:p>
          </table:table-cell>
          <table:table-cell table:style-name="ACE-7" office:value-type="float" office:value="0">
            <text:p>0</text:p>
          </table:table-cell>
          <table:table-cell table:style-name="ACE-9" table:formula="of:=[.D23]/[.D32]" office:value-type="float" office:value="0">
            <text:p>0.00%</text:p>
          </table:table-cell>
          <table:table-cell table:style-name="ACE-7" table:formula="of:=[.D23]-[.B23]" office:value-type="float" office:value="-1">
            <text:p>−1</text:p>
          </table:table-cell>
          <table:table-cell table:style-name="ACE-9" table:formula="of:=[.F23]/[.D23]" office:value-type="string" office:string-value="#DIV/0!">
            <text:p>#DIV/0!</text:p>
          </table:table-cell>
          <table:table-cell table:number-columns-repeated="121" table:style-name="ACE-7"/>
        </table:table-row>
        <table:table-row table:style-name="AROW-1">
          <table:table-cell table:style-name="ACE-7" office:value-type="string">
            <text:p>Quinta das Beatas</text:p>
          </table:table-cell>
          <table:table-cell table:style-name="ACE-7" office:value-type="float" office:value="3">
            <text:p>3</text:p>
          </table:table-cell>
          <table:table-cell table:style-name="ACE-9" table:formula="of:=[.B24]/[.B32]" office:value-type="float" office:value="0.021276595744680851">
            <text:p>2.13%</text:p>
          </table:table-cell>
          <table:table-cell table:style-name="ACE-7" office:value-type="float" office:value="14">
            <text:p>14</text:p>
          </table:table-cell>
          <table:table-cell table:style-name="ACE-9" table:formula="of:=[.D24]/[.D32]" office:value-type="float" office:value="0.042944785276073622">
            <text:p>4.29%</text:p>
          </table:table-cell>
          <table:table-cell table:style-name="ACE-7" table:formula="of:=[.D24]-[.B24]" office:value-type="float" office:value="11">
            <text:p>11</text:p>
          </table:table-cell>
          <table:table-cell table:style-name="ACE-9" table:formula="of:=[.F24]/[.D24]" office:value-type="float" office:value="0.7857142857142857">
            <text:p>78.57%</text:p>
          </table:table-cell>
          <table:table-cell table:number-columns-repeated="121" table:style-name="ACE-7"/>
        </table:table-row>
        <table:table-row table:style-name="AROW-1">
          <table:table-cell table:style-name="ACE-7" office:value-type="string">
            <text:p>Santa Cruz</text:p>
          </table:table-cell>
          <table:table-cell table:style-name="ACE-7" office:value-type="float" office:value="1">
            <text:p>1</text:p>
          </table:table-cell>
          <table:table-cell table:style-name="ACE-9" table:formula="of:=[.B25]/[.B32]" office:value-type="float" office:value="0.0070921985815602835">
            <text:p>0.71%</text:p>
          </table:table-cell>
          <table:table-cell table:style-name="ACE-7" office:value-type="float" office:value="0">
            <text:p>0</text:p>
          </table:table-cell>
          <table:table-cell table:style-name="ACE-9" table:formula="of:=[.D25]/[.D32]" office:value-type="float" office:value="0">
            <text:p>0.00%</text:p>
          </table:table-cell>
          <table:table-cell table:style-name="ACE-7" table:formula="of:=[.D25]-[.B25]" office:value-type="float" office:value="-1">
            <text:p>−1</text:p>
          </table:table-cell>
          <table:table-cell table:style-name="ACE-9" table:formula="of:=[.F25]/[.D25]" office:value-type="string" office:string-value="#DIV/0!">
            <text:p>#DIV/0!</text:p>
          </table:table-cell>
          <table:table-cell table:number-columns-repeated="121" table:style-name="ACE-7"/>
        </table:table-row>
        <table:table-row table:style-name="AROW-1">
          <table:table-cell table:style-name="ACE-7" office:value-type="string">
            <text:p>Torre</text:p>
          </table:table-cell>
          <table:table-cell table:style-name="ACE-7" office:value-type="float" office:value="2">
            <text:p>2</text:p>
          </table:table-cell>
          <table:table-cell table:style-name="ACE-9" table:formula="of:=[.B26]/[.B32]" office:value-type="float" office:value="0.014184397163120567">
            <text:p>1.42%</text:p>
          </table:table-cell>
          <table:table-cell table:style-name="ACE-7" office:value-type="float" office:value="0">
            <text:p>0</text:p>
          </table:table-cell>
          <table:table-cell table:style-name="ACE-9" table:formula="of:=[.D26]/[.D32]" office:value-type="float" office:value="0">
            <text:p>0.00%</text:p>
          </table:table-cell>
          <table:table-cell table:style-name="ACE-7" table:formula="of:=[.D26]-[.B26]" office:value-type="float" office:value="-2">
            <text:p>−2</text:p>
          </table:table-cell>
          <table:table-cell table:style-name="ACE-9" table:formula="of:=[.F26]/[.D26]" office:value-type="string" office:string-value="#DIV/0!">
            <text:p>#DIV/0!</text:p>
          </table:table-cell>
          <table:table-cell table:number-columns-repeated="121" table:style-name="ACE-7"/>
        </table:table-row>
        <table:table-row table:style-name="AROW-1">
          <table:table-cell table:style-name="ACE-7" office:value-type="string">
            <text:p>Rua da Vala</text:p>
          </table:table-cell>
          <table:table-cell table:style-name="ACE-7" office:value-type="float" office:value="1">
            <text:p>1</text:p>
          </table:table-cell>
          <table:table-cell table:style-name="ACE-9" table:formula="of:=[.B27]/[.B32]" office:value-type="float" office:value="0.0070921985815602835">
            <text:p>0.71%</text:p>
          </table:table-cell>
          <table:table-cell table:style-name="ACE-7" office:value-type="float" office:value="0">
            <text:p>0</text:p>
          </table:table-cell>
          <table:table-cell table:style-name="ACE-9" table:formula="of:=[.D27]/[.D32]" office:value-type="float" office:value="0">
            <text:p>0.00%</text:p>
          </table:table-cell>
          <table:table-cell table:style-name="ACE-7" table:formula="of:=[.D27]-[.B27]" office:value-type="float" office:value="-1">
            <text:p>−1</text:p>
          </table:table-cell>
          <table:table-cell table:style-name="ACE-9" table:formula="of:=[.F27]/[.D27]" office:value-type="string" office:string-value="#DIV/0!">
            <text:p>#DIV/0!</text:p>
          </table:table-cell>
          <table:table-cell table:number-columns-repeated="121" table:style-name="ACE-7"/>
        </table:table-row>
        <table:table-row table:style-name="AROW-1">
          <table:table-cell table:style-name="ACE-7" office:value-type="string">
            <text:p>Alagôa</text:p>
          </table:table-cell>
          <table:table-cell table:style-name="ACE-7" office:value-type="float" office:value="1">
            <text:p>1</text:p>
          </table:table-cell>
          <table:table-cell table:style-name="ACE-9" table:formula="of:=[.B28]/[.B32]" office:value-type="float" office:value="0.0070921985815602835">
            <text:p>0.71%</text:p>
          </table:table-cell>
          <table:table-cell table:style-name="ACE-7" office:value-type="float" office:value="1">
            <text:p>1</text:p>
          </table:table-cell>
          <table:table-cell table:style-name="ACE-9" table:formula="of:=[.D28]/[.D32]" office:value-type="float" office:value="0.0030674846625766872">
            <text:p>0.31%</text:p>
          </table:table-cell>
          <table:table-cell table:style-name="ACE-7" table:formula="of:=[.D28]-[.B28]" office:value-type="float" office:value="0">
            <text:p>0</text:p>
          </table:table-cell>
          <table:table-cell table:style-name="ACE-9" table:formula="of:=[.F28]/[.D28]" office:value-type="float" office:value="0">
            <text:p>0.00%</text:p>
          </table:table-cell>
          <table:table-cell table:number-columns-repeated="121" table:style-name="ACE-7"/>
        </table:table-row>
        <table:table-row table:style-name="AROW-1">
          <table:table-cell table:style-name="ACE-7" office:value-type="string">
            <text:p>Mariquita</text:p>
          </table:table-cell>
          <table:table-cell table:style-name="ACE-7"/>
          <table:table-cell table:style-name="ACE-9" table:formula="of:=[.B29]/[.B32]" office:value-type="float" office:value="0">
            <text:p>0.00%</text:p>
          </table:table-cell>
          <table:table-cell table:style-name="ACE-7" office:value-type="float" office:value="65">
            <text:p>65</text:p>
          </table:table-cell>
          <table:table-cell table:style-name="ACE-9" table:formula="of:=[.D29]/[.D32]" office:value-type="float" office:value="0.19938650306748465">
            <text:p>19.94%</text:p>
          </table:table-cell>
          <table:table-cell table:style-name="ACE-7" table:formula="of:=[.D29]-[.B29]" office:value-type="float" office:value="65">
            <text:p>65</text:p>
          </table:table-cell>
          <table:table-cell table:style-name="ACE-9" table:formula="of:=[.F29]/[.D29]" office:value-type="float" office:value="1">
            <text:p>100.00%</text:p>
          </table:table-cell>
          <table:table-cell table:number-columns-repeated="121" table:style-name="ACE-7"/>
        </table:table-row>
        <table:table-row table:style-name="AROW-1">
          <table:table-cell table:style-name="ACE-7" office:value-type="string">
            <text:p>Pomar</text:p>
          </table:table-cell>
          <table:table-cell table:style-name="ACE-7"/>
          <table:table-cell table:style-name="ACE-9" table:formula="of:=[.B30]/[.B32]" office:value-type="float" office:value="0">
            <text:p>0.00%</text:p>
          </table:table-cell>
          <table:table-cell table:style-name="ACE-7" office:value-type="float" office:value="5">
            <text:p>5</text:p>
          </table:table-cell>
          <table:table-cell table:style-name="ACE-9" table:formula="of:=[.D30]/[.D32]" office:value-type="float" office:value="0.015337423312883436">
            <text:p>1.53%</text:p>
          </table:table-cell>
          <table:table-cell table:style-name="ACE-7" table:formula="of:=[.D30]-[.B30]" office:value-type="float" office:value="5">
            <text:p>5</text:p>
          </table:table-cell>
          <table:table-cell table:style-name="ACE-9" table:formula="of:=[.F30]/[.D30]" office:value-type="float" office:value="1">
            <text:p>100.00%</text:p>
          </table:table-cell>
          <table:table-cell table:number-columns-repeated="121" table:style-name="ACE-7"/>
        </table:table-row>
        <table:table-row table:style-name="AROW-1">
          <table:table-cell table:style-name="ACE-7" office:value-type="string">
            <text:p>(sem nome)</text:p>
          </table:table-cell>
          <table:table-cell table:style-name="ACE-7" office:value-type="float" office:value="0">
            <text:p>0</text:p>
          </table:table-cell>
          <table:table-cell table:style-name="ACE-9" table:formula="of:=[.B31]/[.B32]" office:value-type="float" office:value="0">
            <text:p>0.00%</text:p>
          </table:table-cell>
          <table:table-cell table:style-name="ACE-7" office:value-type="float" office:value="25">
            <text:p>25</text:p>
          </table:table-cell>
          <table:table-cell table:style-name="ACE-9" table:formula="of:=[.D31]/[.D32]" office:value-type="float" office:value="0.076687116564417179">
            <text:p>7.67%</text:p>
          </table:table-cell>
          <table:table-cell table:style-name="ACE-7" table:formula="of:=[.D31]-[.B31]" office:value-type="float" office:value="25">
            <text:p>25</text:p>
          </table:table-cell>
          <table:table-cell table:style-name="ACE-9" table:formula="of:=[.F31]/[.D31]" office:value-type="float" office:value="1">
            <text:p>100.00%</text:p>
          </table:table-cell>
          <table:table-cell table:number-columns-repeated="121" table:style-name="ACE-7"/>
        </table:table-row>
        <table:table-row table:style-name="AROW-1">
          <table:table-cell table:style-name="ACE-7" office:value-type="string">
            <text:p>TOTAL</text:p>
          </table:table-cell>
          <table:table-cell table:style-name="ACE-7" table:formula="of:=SUM([.B4:.B28])" office:value-type="float" office:value="141">
            <text:p>141</text:p>
          </table:table-cell>
          <table:table-cell table:style-name="ACE-9" table:formula="of:=[.B32]/[.B32]" office:value-type="float" office:value="1">
            <text:p>100.00%</text:p>
          </table:table-cell>
          <table:table-cell table:style-name="ACE-7" table:formula="of:=SUM([.D4:.D31])" office:value-type="float" office:value="326">
            <text:p>326</text:p>
          </table:table-cell>
          <table:table-cell table:style-name="ACE-9" table:formula="of:=[.D32]/[.D32]" office:value-type="float" office:value="1">
            <text:p>100.00%</text:p>
          </table:table-cell>
          <table:table-cell table:style-name="ACE-7" table:formula="of:=[.D32]-[.B32]" office:value-type="float" office:value="185">
            <text:p>185</text:p>
          </table:table-cell>
          <table:table-cell table:style-name="ACE-9" table:formula="of:=[.F32]/[.D32]" office:value-type="float" office:value="0.56748466257668717">
            <text:p>56.75%</text:p>
          </table:table-cell>
          <table:table-cell table:number-columns-repeated="121" table:style-name="ACE-7"/>
        </table:table-row>
        <table:table-row table:style-name="AROW-0" table:number-rows-repeated="96">
          <table:table-cell table:number-columns-repeated="128"/>
        </table:table-row>
        <table:named-expressions>
          <table:named-expression table:name="Print_Area" table:expression="of:=#REF!" table:base-cell-address="$'Planilha3'.$A$1"/>
          <table:named-expression table:name="Sheet_Title" table:expression="of:=&quot;Planilha3&quot;" table:base-cell-address="$'Planilha3'.$A$1"/>
        </table:named-expressions>
        <gnm:selections gnm:cursor-col="2" gnm:cursor-row="31">
          <gnm:selection gnm:start-col="2" gnm:start-row="31" gnm:end-col="2" gnm:end-row="31"/>
        </gnm:selections>
      </table:table>
      <table:table table:name="Planilha4" table:style-name="ta-2" table:print="true">
        <office:forms form:automatic-focus="false" form:apply-design-mode="false">
          <form:form/>
        </office:forms>
        <table:table-column table:default-cell-style-name="ACE-11" table:style-name="ACOL-9"/>
        <table:table-column table:default-cell-style-name="ACE-11" table:style-name="ACOL-6"/>
        <table:table-column table:default-cell-style-name="ACE-11" table:style-name="ACOL-10"/>
        <table:table-column table:default-cell-style-name="ACE-11" table:style-name="ACOL-0" table:number-columns-repeated="125"/>
        <table:table-row table:style-name="AROW-1" table:number-rows-repeated="2">
          <table:table-cell table:number-columns-repeated="2" table:style-name="ACE-11"/>
          <table:table-cell table:style-name="ACE-13"/>
          <table:table-cell table:number-columns-repeated="125" table:style-name="ACE-11"/>
        </table:table-row>
        <table:table-row table:style-name="AROW-1">
          <table:table-cell table:style-name="ACE-12" office:value-type="string">
            <text:p>Localidade</text:p>
          </table:table-cell>
          <table:table-cell table:style-name="ACE-12" office:value-type="string">
            <text:p>Imóveis (1858-1862)</text:p>
          </table:table-cell>
          <table:table-cell table:style-name="ACE-14" office:value-type="string">
            <text:p>% do total</text:p>
          </table:table-cell>
          <table:table-cell table:number-columns-repeated="125" table:style-name="ACE-11"/>
        </table:table-row>
        <table:table-row table:style-name="AROW-1">
          <table:table-cell table:style-name="ACE-11" office:value-type="string">
            <text:p>Acupe</text:p>
          </table:table-cell>
          <table:table-cell table:style-name="ACE-11" office:value-type="float" office:value="17">
            <text:p>17</text:p>
          </table:table-cell>
          <table:table-cell table:style-name="ACE-13" table:formula="of:=[.B4]/[.B29]" office:value-type="float" office:value="0.12056737588652482">
            <text:p>12,06%</text:p>
          </table:table-cell>
          <table:table-cell table:number-columns-repeated="125" table:style-name="ACE-11"/>
        </table:table-row>
        <table:table-row table:style-name="AROW-1">
          <table:table-cell table:style-name="ACE-11" office:value-type="string">
            <text:p>Alagôa</text:p>
          </table:table-cell>
          <table:table-cell table:style-name="ACE-11" office:value-type="float" office:value="1">
            <text:p>1</text:p>
          </table:table-cell>
          <table:table-cell table:style-name="ACE-13" table:formula="of:=[.B5]/[.B29]" office:value-type="float" office:value="0.0070921985815602835">
            <text:p>0,71%</text:p>
          </table:table-cell>
          <table:table-cell table:number-columns-repeated="125" table:style-name="ACE-11"/>
        </table:table-row>
        <table:table-row table:style-name="AROW-1">
          <table:table-cell table:style-name="ACE-11" office:value-type="string">
            <text:p>Armação</text:p>
          </table:table-cell>
          <table:table-cell table:style-name="ACE-11" office:value-type="float" office:value="1">
            <text:p>1</text:p>
          </table:table-cell>
          <table:table-cell table:style-name="ACE-13" table:formula="of:=[.B6]/[.B29]" office:value-type="float" office:value="0.0070921985815602835">
            <text:p>0,71%</text:p>
          </table:table-cell>
          <table:table-cell table:number-columns-repeated="125" table:style-name="ACE-11"/>
        </table:table-row>
        <table:table-row table:style-name="AROW-1">
          <table:table-cell table:style-name="ACE-11" office:value-type="string">
            <text:p>Beiju</text:p>
          </table:table-cell>
          <table:table-cell table:style-name="ACE-11" office:value-type="float" office:value="2">
            <text:p>2</text:p>
          </table:table-cell>
          <table:table-cell table:style-name="ACE-13" table:formula="of:=[.B7]/[.B29]" office:value-type="float" office:value="0.014184397163120567">
            <text:p>1,42%</text:p>
          </table:table-cell>
          <table:table-cell table:number-columns-repeated="125" table:style-name="ACE-11"/>
        </table:table-row>
        <table:table-row table:style-name="AROW-1">
          <table:table-cell table:style-name="ACE-11" office:value-type="string">
            <text:p>Brotas</text:p>
          </table:table-cell>
          <table:table-cell table:style-name="ACE-11" office:value-type="float" office:value="1">
            <text:p>1</text:p>
          </table:table-cell>
          <table:table-cell table:style-name="ACE-13" table:formula="of:=[.B8]/[.B29]" office:value-type="float" office:value="0.0070921985815602835">
            <text:p>0,71%</text:p>
          </table:table-cell>
          <table:table-cell table:number-columns-repeated="125" table:style-name="ACE-11"/>
        </table:table-row>
        <table:table-row table:style-name="AROW-1">
          <table:table-cell table:style-name="ACE-11" office:value-type="string">
            <text:p>Bulhões</text:p>
          </table:table-cell>
          <table:table-cell table:style-name="ACE-11" office:value-type="float" office:value="1">
            <text:p>1</text:p>
          </table:table-cell>
          <table:table-cell table:style-name="ACE-13" table:formula="of:=[.B9]/[.B29]" office:value-type="float" office:value="0.0070921985815602835">
            <text:p>0,71%</text:p>
          </table:table-cell>
          <table:table-cell table:number-columns-repeated="125" table:style-name="ACE-11"/>
        </table:table-row>
        <table:table-row table:style-name="AROW-1">
          <table:table-cell table:style-name="ACE-11" office:value-type="string">
            <text:p>Campinas</text:p>
          </table:table-cell>
          <table:table-cell table:style-name="ACE-11" office:value-type="float" office:value="7">
            <text:p>7</text:p>
          </table:table-cell>
          <table:table-cell table:style-name="ACE-13" table:formula="of:=[.B10]/[.B29]" office:value-type="float" office:value="0.049645390070921988">
            <text:p>4,96%</text:p>
          </table:table-cell>
          <table:table-cell table:number-columns-repeated="125" table:style-name="ACE-11"/>
        </table:table-row>
        <table:table-row table:style-name="AROW-1">
          <table:table-cell table:style-name="ACE-11" office:value-type="string">
            <text:p>Candeal</text:p>
          </table:table-cell>
          <table:table-cell table:style-name="ACE-11" office:value-type="float" office:value="3">
            <text:p>3</text:p>
          </table:table-cell>
          <table:table-cell table:style-name="ACE-13" table:formula="of:=[.B11]/[.B29]" office:value-type="float" office:value="0.021276595744680851">
            <text:p>2,13%</text:p>
          </table:table-cell>
          <table:table-cell table:number-columns-repeated="125" table:style-name="ACE-11"/>
        </table:table-row>
        <table:table-row table:style-name="AROW-1">
          <table:table-cell table:style-name="ACE-11" office:value-type="string">
            <text:p>Cruz da Redenção</text:p>
          </table:table-cell>
          <table:table-cell table:style-name="ACE-11" office:value-type="float" office:value="4">
            <text:p>4</text:p>
          </table:table-cell>
          <table:table-cell table:style-name="ACE-13" table:formula="of:=[.B12]/[.B29]" office:value-type="float" office:value="0.028368794326241134">
            <text:p>2,84%</text:p>
          </table:table-cell>
          <table:table-cell table:number-columns-repeated="125" table:style-name="ACE-11"/>
        </table:table-row>
        <table:table-row table:style-name="AROW-1">
          <table:table-cell table:style-name="ACE-11" office:value-type="string">
            <text:p>Cruz das Almas / Brotas-Rio Vermelho</text:p>
          </table:table-cell>
          <table:table-cell table:style-name="ACE-11" office:value-type="float" office:value="7">
            <text:p>7</text:p>
          </table:table-cell>
          <table:table-cell table:style-name="ACE-13" table:formula="of:=[.B13]/[.B29]" office:value-type="float" office:value="0.049645390070921988">
            <text:p>4,96%</text:p>
          </table:table-cell>
          <table:table-cell table:number-columns-repeated="125" table:style-name="ACE-11"/>
        </table:table-row>
        <table:table-row table:style-name="AROW-1">
          <table:table-cell table:style-name="ACE-11" office:value-type="string">
            <text:p>Engenho Velho / Boa Vista</text:p>
          </table:table-cell>
          <table:table-cell table:style-name="ACE-11" office:value-type="float" office:value="6">
            <text:p>6</text:p>
          </table:table-cell>
          <table:table-cell table:style-name="ACE-13" table:formula="of:=[.B14]/[.B29]" office:value-type="float" office:value="0.042553191489361701">
            <text:p>4,26%</text:p>
          </table:table-cell>
          <table:table-cell table:number-columns-repeated="125" table:style-name="ACE-11"/>
        </table:table-row>
        <table:table-row table:style-name="AROW-1">
          <table:table-cell table:style-name="ACE-11" office:value-type="string">
            <text:p>Estrada da União</text:p>
          </table:table-cell>
          <table:table-cell table:style-name="ACE-11" office:value-type="float" office:value="2">
            <text:p>2</text:p>
          </table:table-cell>
          <table:table-cell table:style-name="ACE-13" table:formula="of:=[.B15]/[.B29]" office:value-type="float" office:value="0.014184397163120567">
            <text:p>1,42%</text:p>
          </table:table-cell>
          <table:table-cell table:number-columns-repeated="125" table:style-name="ACE-11"/>
        </table:table-row>
        <table:table-row table:style-name="AROW-1">
          <table:table-cell table:style-name="ACE-11" office:value-type="string">
            <text:p>Estrada de Brotas</text:p>
          </table:table-cell>
          <table:table-cell table:style-name="ACE-11" office:value-type="float" office:value="13">
            <text:p>13</text:p>
          </table:table-cell>
          <table:table-cell table:style-name="ACE-13" table:formula="of:=[.B16]/[.B29]" office:value-type="float" office:value="0.092198581560283682">
            <text:p>9,22%</text:p>
          </table:table-cell>
          <table:table-cell table:number-columns-repeated="125" table:style-name="ACE-11"/>
        </table:table-row>
        <table:table-row table:style-name="AROW-1">
          <table:table-cell table:style-name="ACE-11" office:value-type="string">
            <text:p>Largo de Brotas</text:p>
          </table:table-cell>
          <table:table-cell table:style-name="ACE-11" office:value-type="float" office:value="5">
            <text:p>5</text:p>
          </table:table-cell>
          <table:table-cell table:style-name="ACE-13" table:formula="of:=[.B17]/[.B29]" office:value-type="float" office:value="0.035460992907801421">
            <text:p>3,55%</text:p>
          </table:table-cell>
          <table:table-cell table:number-columns-repeated="125" table:style-name="ACE-11"/>
        </table:table-row>
        <table:table-row table:style-name="AROW-1">
          <table:table-cell table:style-name="ACE-11" office:value-type="string">
            <text:p>Lucaia</text:p>
          </table:table-cell>
          <table:table-cell table:style-name="ACE-11" office:value-type="float" office:value="1">
            <text:p>1</text:p>
          </table:table-cell>
          <table:table-cell table:style-name="ACE-13" table:formula="of:=[.B18]/[.B29]" office:value-type="float" office:value="0.0070921985815602835">
            <text:p>0,71%</text:p>
          </table:table-cell>
          <table:table-cell table:number-columns-repeated="125" table:style-name="ACE-11"/>
        </table:table-row>
        <table:table-row table:style-name="AROW-1">
          <table:table-cell table:style-name="ACE-11" office:value-type="string">
            <text:p>Matatu</text:p>
          </table:table-cell>
          <table:table-cell table:style-name="ACE-11" office:value-type="float" office:value="50">
            <text:p>50</text:p>
          </table:table-cell>
          <table:table-cell table:style-name="ACE-13" table:formula="of:=[.B19]/[.B29]" office:value-type="float" office:value="0.3546099290780142">
            <text:p>35,46%</text:p>
          </table:table-cell>
          <table:table-cell table:number-columns-repeated="125" table:style-name="ACE-11"/>
        </table:table-row>
        <table:table-row table:style-name="AROW-1">
          <table:table-cell table:style-name="ACE-11" office:value-type="string">
            <text:p>Pitangueiras</text:p>
          </table:table-cell>
          <table:table-cell table:style-name="ACE-11" office:value-type="float" office:value="2">
            <text:p>2</text:p>
          </table:table-cell>
          <table:table-cell table:style-name="ACE-13" table:formula="of:=[.B20]/[.B29]" office:value-type="float" office:value="0.014184397163120567">
            <text:p>1,42%</text:p>
          </table:table-cell>
          <table:table-cell table:number-columns-repeated="125" table:style-name="ACE-11"/>
        </table:table-row>
        <table:table-row table:style-name="AROW-1">
          <table:table-cell table:style-name="ACE-11" office:value-type="string">
            <text:p>Pituba</text:p>
          </table:table-cell>
          <table:table-cell table:style-name="ACE-11" office:value-type="float" office:value="1">
            <text:p>1</text:p>
          </table:table-cell>
          <table:table-cell table:style-name="ACE-13" table:formula="of:=[.B21]/[.B29]" office:value-type="float" office:value="0.0070921985815602835">
            <text:p>0,71%</text:p>
          </table:table-cell>
          <table:table-cell table:number-columns-repeated="125" table:style-name="ACE-11"/>
        </table:table-row>
        <table:table-row table:style-name="AROW-1">
          <table:table-cell table:style-name="ACE-11" office:value-type="string">
            <text:p>Quinta das Beatas</text:p>
          </table:table-cell>
          <table:table-cell table:style-name="ACE-11" office:value-type="float" office:value="3">
            <text:p>3</text:p>
          </table:table-cell>
          <table:table-cell table:style-name="ACE-13" table:formula="of:=[.B22]/[.B29]" office:value-type="float" office:value="0.021276595744680851">
            <text:p>2,13%</text:p>
          </table:table-cell>
          <table:table-cell table:number-columns-repeated="125" table:style-name="ACE-11"/>
        </table:table-row>
        <table:table-row table:style-name="AROW-1">
          <table:table-cell table:style-name="ACE-11" office:value-type="string">
            <text:p>Rua da Vala</text:p>
          </table:table-cell>
          <table:table-cell table:style-name="ACE-11" office:value-type="float" office:value="1">
            <text:p>1</text:p>
          </table:table-cell>
          <table:table-cell table:style-name="ACE-13" table:formula="of:=[.B23]/[.B29]" office:value-type="float" office:value="0.0070921985815602835">
            <text:p>0,71%</text:p>
          </table:table-cell>
          <table:table-cell table:number-columns-repeated="125" table:style-name="ACE-11"/>
        </table:table-row>
        <table:table-row table:style-name="AROW-1">
          <table:table-cell table:style-name="ACE-11" office:value-type="string">
            <text:p>Sangradouro</text:p>
          </table:table-cell>
          <table:table-cell table:style-name="ACE-11" office:value-type="float" office:value="7">
            <text:p>7</text:p>
          </table:table-cell>
          <table:table-cell table:style-name="ACE-13" table:formula="of:=[.B24]/[.B29]" office:value-type="float" office:value="0.049645390070921988">
            <text:p>4,96%</text:p>
          </table:table-cell>
          <table:table-cell table:number-columns-repeated="125" table:style-name="ACE-11"/>
        </table:table-row>
        <table:table-row table:style-name="AROW-1">
          <table:table-cell table:style-name="ACE-11" office:value-type="string">
            <text:p>Santa Cruz</text:p>
          </table:table-cell>
          <table:table-cell table:style-name="ACE-11" office:value-type="float" office:value="1">
            <text:p>1</text:p>
          </table:table-cell>
          <table:table-cell table:style-name="ACE-13" table:formula="of:=[.B25]/[.B29]" office:value-type="float" office:value="0.0070921985815602835">
            <text:p>0,71%</text:p>
          </table:table-cell>
          <table:table-cell table:number-columns-repeated="125" table:style-name="ACE-11"/>
        </table:table-row>
        <table:table-row table:style-name="AROW-1">
          <table:table-cell table:style-name="ACE-11" office:value-type="string">
            <text:p>Torre</text:p>
          </table:table-cell>
          <table:table-cell table:style-name="ACE-11" office:value-type="float" office:value="2">
            <text:p>2</text:p>
          </table:table-cell>
          <table:table-cell table:style-name="ACE-13" table:formula="of:=[.B26]/[.B29]" office:value-type="float" office:value="0.014184397163120567">
            <text:p>1,42%</text:p>
          </table:table-cell>
          <table:table-cell table:number-columns-repeated="125" table:style-name="ACE-11"/>
        </table:table-row>
        <table:table-row table:style-name="AROW-1">
          <table:table-cell table:style-name="ACE-11" office:value-type="string">
            <text:p>Ubarana</text:p>
          </table:table-cell>
          <table:table-cell table:style-name="ACE-11" office:value-type="float" office:value="2">
            <text:p>2</text:p>
          </table:table-cell>
          <table:table-cell table:style-name="ACE-13" table:formula="of:=[.B27]/[.B29]" office:value-type="float" office:value="0.014184397163120567">
            <text:p>1,42%</text:p>
          </table:table-cell>
          <table:table-cell table:number-columns-repeated="125" table:style-name="ACE-11"/>
        </table:table-row>
        <table:table-row table:style-name="AROW-1">
          <table:table-cell table:style-name="ACE-11" office:value-type="string">
            <text:p>Várzea/Engenho de Santo Antônio</text:p>
          </table:table-cell>
          <table:table-cell table:style-name="ACE-11" office:value-type="float" office:value="1">
            <text:p>1</text:p>
          </table:table-cell>
          <table:table-cell table:style-name="ACE-13" table:formula="of:=[.B28]/[.B29]" office:value-type="float" office:value="0.0070921985815602835">
            <text:p>0,71%</text:p>
          </table:table-cell>
          <table:table-cell table:number-columns-repeated="125" table:style-name="ACE-11"/>
        </table:table-row>
        <table:table-row table:style-name="AROW-1">
          <table:table-cell table:style-name="ACE-11" office:value-type="string">
            <text:p>TOTAL</text:p>
          </table:table-cell>
          <table:table-cell table:style-name="ACE-11" table:formula="of:=SUM([.B4:.B28])" office:value-type="float" office:value="141">
            <text:p>141</text:p>
          </table:table-cell>
          <table:table-cell table:style-name="ACE-13" table:formula="of:=[.B29]/[.B29]" office:value-type="float" office:value="1">
            <text:p>100,00%</text:p>
          </table:table-cell>
          <table:table-cell table:number-columns-repeated="125" table:style-name="ACE-11"/>
        </table:table-row>
        <table:table-row table:style-name="AROW-0" table:number-rows-repeated="99">
          <table:table-cell table:number-columns-repeated="128"/>
        </table:table-row>
        <table:named-expressions>
          <table:named-expression table:name="Print_Area" table:expression="of:=#REF!" table:base-cell-address="$'Planilha4'.$A$1"/>
          <table:named-expression table:name="Sheet_Title" table:expression="of:=&quot;Planilha4&quot;" table:base-cell-address="$'Planilha4'.$A$1"/>
        </table:named-expressions>
        <gnm:selections gnm:cursor-col="2" gnm:cursor-row="28">
          <gnm:selection gnm:start-col="2" gnm:start-row="28" gnm:end-col="2" gnm:end-row="28"/>
        </gnm:selections>
      </table:table>
      <table:named-expressions>
        <table:named-range table:name="viewLink17" table:cell-range-address="$'Planilha1'.$B$15" table:base-cell-address="$'Planilha1'.$B$14" table:range-usable-as="print-range filter repeat-row repeat-column"/>
        <table:named-range table:name="viewLink18" table:cell-range-address="$'Planilha1'.$B$16" table:base-cell-address="$'Planilha1'.$B$15" table:range-usable-as="print-range filter repeat-row repeat-column"/>
        <table:named-range table:name="viewLink19" table:cell-range-address="$'Planilha1'.$B$17" table:base-cell-address="$'Planilha1'.$B$16" table:range-usable-as="print-range filter repeat-row repeat-column"/>
        <table:named-range table:name="viewLink23" table:cell-range-address="$'Planilha1'.$B$21" table:base-cell-address="$'Planilha1'.$B$20" table:range-usable-as="print-range filter repeat-row repeat-column"/>
        <table:named-range table:name="viewLink20" table:cell-range-address="$'Planilha1'.$B$18" table:base-cell-address="$'Planilha1'.$B$17" table:range-usable-as="print-range filter repeat-row repeat-column"/>
        <table:named-range table:name="viewLink21" table:cell-range-address="$'Planilha1'.$B$19" table:base-cell-address="$'Planilha1'.$B$18" table:range-usable-as="print-range filter repeat-row repeat-column"/>
        <table:named-range table:name="__Anonymous_Sheet_DB__0" table:cell-range-address="$'Planilha1'.$A$3:.$E$155" table:base-cell-address="$'Planilha1'.$A$1" table:range-usable-as="print-range filter repeat-row repeat-column"/>
        <table:named-range table:name="viewLink6" table:cell-range-address="$'Planilha1'.$B$24" table:base-cell-address="$'Planilha1'.$B$23" table:range-usable-as="print-range filter repeat-row repeat-column"/>
        <table:named-range table:name="viewLink7" table:cell-range-address="$'Planilha1'.$B$5" table:base-cell-address="$'Planilha1'.$B$4" table:range-usable-as="print-range filter repeat-row repeat-column"/>
        <table:named-range table:name="viewLink8" table:cell-range-address="$'Planilha1'.$B$6" table:base-cell-address="$'Planilha1'.$B$5" table:range-usable-as="print-range filter repeat-row repeat-column"/>
        <table:named-range table:name="viewLink9" table:cell-range-address="$'Planilha1'.$B$7" table:base-cell-address="$'Planilha1'.$B$6" table:range-usable-as="print-range filter repeat-row repeat-column"/>
        <table:named-range table:name="viewLink4" table:cell-range-address="$'Planilha1'.$A$42" table:base-cell-address="$'Planilha1'.$A$41" table:range-usable-as="print-range filter repeat-row repeat-column"/>
        <table:named-range table:name="viewLink5" table:cell-range-address="$'Planilha1'.$B$23" table:base-cell-address="$'Planilha1'.$B$22" table:range-usable-as="print-range filter repeat-row repeat-column"/>
        <table:named-range table:name="viewLink10" table:cell-range-address="$'Planilha1'.$B$8" table:base-cell-address="$'Planilha1'.$B$7" table:range-usable-as="print-range filter repeat-row repeat-column"/>
        <table:named-range table:name="viewLink11" table:cell-range-address="$'Planilha1'.$B$9" table:base-cell-address="$'Planilha1'.$B$8" table:range-usable-as="print-range filter repeat-row repeat-column"/>
        <table:named-range table:name="viewLink12" table:cell-range-address="$'Planilha1'.$B$10" table:base-cell-address="$'Planilha1'.$B$9" table:range-usable-as="print-range filter repeat-row repeat-column"/>
        <table:named-range table:name="viewLink13" table:cell-range-address="$'Planilha1'.$B$11" table:base-cell-address="$'Planilha1'.$B$10" table:range-usable-as="print-range filter repeat-row repeat-column"/>
        <table:named-range table:name="viewLink14" table:cell-range-address="$'Planilha1'.$B$12" table:base-cell-address="$'Planilha1'.$B$11" table:range-usable-as="print-range filter repeat-row repeat-column"/>
        <table:named-range table:name="viewLink15" table:cell-range-address="$'Planilha1'.$B$13" table:base-cell-address="$'Planilha1'.$B$12" table:range-usable-as="print-range filter repeat-row repeat-column"/>
        <table:named-range table:name="viewLink16" table:cell-range-address="$'Planilha1'.$B$14" table:base-cell-address="$'Planilha1'.$B$13" table:range-usable-as="print-range filter repeat-row repeat-column"/>
        <table:named-range table:name="viewLink22" table:cell-range-address="$'Planilha1'.$B$20" table:base-cell-address="$'Planilha1'.$B$19" table:range-usable-as="print-range filter repeat-row repeat-column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percentage-style style:name="ND-0">
      <number:number number:decimal-places="2" number:grouping="false" number:min-integer-digits="1"/>
      <number:text>%</number:text>
    </number:percentag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Planilha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Planilha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Planilha4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7-11-03T04:23:24Z</dc:date>
    <meta:creation-date>2016-02-19T08:32:30Z</meta:creation-date>
    <meta:editing-cycles>5</meta:editing-cycles>
    <meta:editing-duration>PT1H25M36S</meta:editing-duration>
    <meta:generator>gnumeric/1.12.32</meta:generator>
  </office:meta>
</office:document-meta>
</file>